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uo Cartoonist</text:p>
      <text:p text:style-name="P1"><text:a xlink:type="simple" xlink:href="http://www.fge.com.pl/2015/10/duo-cartoonist-utajni-children-of-night.html" text:style-name="Internet_20_link" text:visited-style-name="Visited_20_Internet_20_Link">http</text:a><text:a xlink:type="simple" xlink:href="http://www.fge.com.pl/2015/10/duo-cartoonist-utajni-children-of-night.html" text:style-name="Internet_20_link" text:visited-style-name="Visited_20_Internet_20_Link">://</text:a><text:a xlink:type="simple" xlink:href="http://www.fge.com.pl/2015/10/duo-cartoonist-utajni-children-of-night.html" text:style-name="Internet_20_link" text:visited-style-name="Visited_20_Internet_20_Link">www</text:a><text:a xlink:type="simple" xlink:href="http://www.fge.com.pl/2015/10/duo-cartoonist-utajni-children-of-night.html" text:style-name="Internet_20_link" text:visited-style-name="Visited_20_Internet_20_Link">.</text:a><text:a xlink:type="simple" xlink:href="http://www.fge.com.pl/2015/10/duo-cartoonist-utajni-children-of-night.html" text:style-name="Internet_20_link" text:visited-style-name="Visited_20_Internet_20_Link">fge</text:a><text:a xlink:type="simple" xlink:href="http://www.fge.com.pl/2015/10/duo-cartoonist-utajni-children-of-night.html" text:style-name="Internet_20_link" text:visited-style-name="Visited_20_Internet_20_Link">.</text:a><text:a xlink:type="simple" xlink:href="http://www.fge.com.pl/2015/10/duo-cartoonist-utajni-children-of-night.html" text:style-name="Internet_20_link" text:visited-style-name="Visited_20_Internet_20_Link">com</text:a><text:a xlink:type="simple" xlink:href="http://www.fge.com.pl/2015/10/duo-cartoonist-utajni-children-of-night.html" text:style-name="Internet_20_link" text:visited-style-name="Visited_20_Internet_20_Link">.</text:a><text:a xlink:type="simple" xlink:href="http://www.fge.com.pl/2015/10/duo-cartoonist-utajni-children-of-night.html" text:style-name="Internet_20_link" text:visited-style-name="Visited_20_Internet_20_Link">pl</text:a><text:a xlink:type="simple" xlink:href="http://www.fge.com.pl/2015/10/duo-cartoonist-utajni-children-of-night.html" text:style-name="Internet_20_link" text:visited-style-name="Visited_20_Internet_20_Link">/2015/10/</text:a><text:a xlink:type="simple" xlink:href="http://www.fge.com.pl/2015/10/duo-cartoonist-utajni-children-of-night.html" text:style-name="Internet_20_link" text:visited-style-name="Visited_20_Internet_20_Link">duo</text:a><text:a xlink:type="simple" xlink:href="http://www.fge.com.pl/2015/10/duo-cartoonist-utajni-children-of-night.html" text:style-name="Internet_20_link" text:visited-style-name="Visited_20_Internet_20_Link">-</text:a><text:a xlink:type="simple" xlink:href="http://www.fge.com.pl/2015/10/duo-cartoonist-utajni-children-of-night.html" text:style-name="Internet_20_link" text:visited-style-name="Visited_20_Internet_20_Link">cartoonist</text:a><text:a xlink:type="simple" xlink:href="http://www.fge.com.pl/2015/10/duo-cartoonist-utajni-children-of-night.html" text:style-name="Internet_20_link" text:visited-style-name="Visited_20_Internet_20_Link">-</text:a><text:a xlink:type="simple" xlink:href="http://www.fge.com.pl/2015/10/duo-cartoonist-utajni-children-of-night.html" text:style-name="Internet_20_link" text:visited-style-name="Visited_20_Internet_20_Link">utajni</text:a><text:a xlink:type="simple" xlink:href="http://www.fge.com.pl/2015/10/duo-cartoonist-utajni-children-of-night.html" text:style-name="Internet_20_link" text:visited-style-name="Visited_20_Internet_20_Link">-</text:a><text:a xlink:type="simple" xlink:href="http://www.fge.com.pl/2015/10/duo-cartoonist-utajni-children-of-night.html" text:style-name="Internet_20_link" text:visited-style-name="Visited_20_Internet_20_Link">children</text:a><text:a xlink:type="simple" xlink:href="http://www.fge.com.pl/2015/10/duo-cartoonist-utajni-children-of-night.html" text:style-name="Internet_20_link" text:visited-style-name="Visited_20_Internet_20_Link">-</text:a><text:a xlink:type="simple" xlink:href="http://www.fge.com.pl/2015/10/duo-cartoonist-utajni-children-of-night.html" text:style-name="Internet_20_link" text:visited-style-name="Visited_20_Internet_20_Link">of</text:a><text:a xlink:type="simple" xlink:href="http://www.fge.com.pl/2015/10/duo-cartoonist-utajni-children-of-night.html" text:style-name="Internet_20_link" text:visited-style-name="Visited_20_Internet_20_Link">-</text:a><text:a xlink:type="simple" xlink:href="http://www.fge.com.pl/2015/10/duo-cartoonist-utajni-children-of-night.html" text:style-name="Internet_20_link" text:visited-style-name="Visited_20_Internet_20_Link">night</text:a><text:a xlink:type="simple" xlink:href="http://www.fge.com.pl/2015/10/duo-cartoonist-utajni-children-of-night.html" text:style-name="Internet_20_link" text:visited-style-name="Visited_20_Internet_20_Link">.</text:a><text:a xlink:type="simple" xlink:href="http://www.fge.com.pl/2015/10/duo-cartoonist-utajni-children-of-night.html" text:style-name="Internet_20_link" text:visited-style-name="Visited_20_Internet_20_Link">html</text:a></text:p>
      <text:p text:style-name="P1"><text:a xlink:type="simple" xlink:href="http://www.fge.com.pl/2015/11/garsc-newsow-o-duocartoonist.html" text:style-name="Internet_20_link" text:visited-style-name="Visited_20_Internet_20_Link">http</text:a><text:a xlink:type="simple" xlink:href="http://www.fge.com.pl/2015/11/garsc-newsow-o-duocartoonist.html" text:style-name="Internet_20_link" text:visited-style-name="Visited_20_Internet_20_Link">://</text:a><text:a xlink:type="simple" xlink:href="http://www.fge.com.pl/2015/11/garsc-newsow-o-duocartoonist.html" text:style-name="Internet_20_link" text:visited-style-name="Visited_20_Internet_20_Link">www</text:a><text:a xlink:type="simple" xlink:href="http://www.fge.com.pl/2015/11/garsc-newsow-o-duocartoonist.html" text:style-name="Internet_20_link" text:visited-style-name="Visited_20_Internet_20_Link">.</text:a><text:a xlink:type="simple" xlink:href="http://www.fge.com.pl/2015/11/garsc-newsow-o-duocartoonist.html" text:style-name="Internet_20_link" text:visited-style-name="Visited_20_Internet_20_Link">fge</text:a><text:a xlink:type="simple" xlink:href="http://www.fge.com.pl/2015/11/garsc-newsow-o-duocartoonist.html" text:style-name="Internet_20_link" text:visited-style-name="Visited_20_Internet_20_Link">.</text:a><text:a xlink:type="simple" xlink:href="http://www.fge.com.pl/2015/11/garsc-newsow-o-duocartoonist.html" text:style-name="Internet_20_link" text:visited-style-name="Visited_20_Internet_20_Link">com</text:a><text:a xlink:type="simple" xlink:href="http://www.fge.com.pl/2015/11/garsc-newsow-o-duocartoonist.html" text:style-name="Internet_20_link" text:visited-style-name="Visited_20_Internet_20_Link">.</text:a><text:a xlink:type="simple" xlink:href="http://www.fge.com.pl/2015/11/garsc-newsow-o-duocartoonist.html" text:style-name="Internet_20_link" text:visited-style-name="Visited_20_Internet_20_Link">pl</text:a><text:a xlink:type="simple" xlink:href="http://www.fge.com.pl/2015/11/garsc-newsow-o-duocartoonist.html" text:style-name="Internet_20_link" text:visited-style-name="Visited_20_Internet_20_Link">/2015/11/</text:a><text:a xlink:type="simple" xlink:href="http://www.fge.com.pl/2015/11/garsc-newsow-o-duocartoonist.html" text:style-name="Internet_20_link" text:visited-style-name="Visited_20_Internet_20_Link">garsc</text:a><text:a xlink:type="simple" xlink:href="http://www.fge.com.pl/2015/11/garsc-newsow-o-duocartoonist.html" text:style-name="Internet_20_link" text:visited-style-name="Visited_20_Internet_20_Link">-</text:a><text:a xlink:type="simple" xlink:href="http://www.fge.com.pl/2015/11/garsc-newsow-o-duocartoonist.html" text:style-name="Internet_20_link" text:visited-style-name="Visited_20_Internet_20_Link">newsow</text:a><text:a xlink:type="simple" xlink:href="http://www.fge.com.pl/2015/11/garsc-newsow-o-duocartoonist.html" text:style-name="Internet_20_link" text:visited-style-name="Visited_20_Internet_20_Link">-</text:a><text:a xlink:type="simple" xlink:href="http://www.fge.com.pl/2015/11/garsc-newsow-o-duocartoonist.html" text:style-name="Internet_20_link" text:visited-style-name="Visited_20_Internet_20_Link">o</text:a><text:a xlink:type="simple" xlink:href="http://www.fge.com.pl/2015/11/garsc-newsow-o-duocartoonist.html" text:style-name="Internet_20_link" text:visited-style-name="Visited_20_Internet_20_Link">-</text:a><text:a xlink:type="simple" xlink:href="http://www.fge.com.pl/2015/11/garsc-newsow-o-duocartoonist.html" text:style-name="Internet_20_link" text:visited-style-name="Visited_20_Internet_20_Link">duocartoonist</text:a><text:a xlink:type="simple" xlink:href="http://www.fge.com.pl/2015/11/garsc-newsow-o-duocartoonist.html" text:style-name="Internet_20_link" text:visited-style-name="Visited_20_Internet_20_Link">.</text:a><text:a xlink:type="simple" xlink:href="http://www.fge.com.pl/2015/11/garsc-newsow-o-duocartoonist.html" text:style-name="Internet_20_link" text:visited-style-name="Visited_20_Internet_20_Link">html</text:a></text:p>
      <text:p text:style-name="P1"><text:a xlink:type="simple" xlink:href="http://www.fge.com.pl/2015/11/niedzielne-aktualnosci-ccxxiv-po-raz.html" text:style-name="Internet_20_link" text:visited-style-name="Visited_20_Internet_20_Link">http</text:a><text:a xlink:type="simple" xlink:href="http://www.fge.com.pl/2015/11/niedzielne-aktualnosci-ccxxiv-po-raz.html" text:style-name="Internet_20_link" text:visited-style-name="Visited_20_Internet_20_Link">://</text:a><text:a xlink:type="simple" xlink:href="http://www.fge.com.pl/2015/11/niedzielne-aktualnosci-ccxxiv-po-raz.html" text:style-name="Internet_20_link" text:visited-style-name="Visited_20_Internet_20_Link">www</text:a><text:a xlink:type="simple" xlink:href="http://www.fge.com.pl/2015/11/niedzielne-aktualnosci-ccxxiv-po-raz.html" text:style-name="Internet_20_link" text:visited-style-name="Visited_20_Internet_20_Link">.</text:a><text:a xlink:type="simple" xlink:href="http://www.fge.com.pl/2015/11/niedzielne-aktualnosci-ccxxiv-po-raz.html" text:style-name="Internet_20_link" text:visited-style-name="Visited_20_Internet_20_Link">fge</text:a><text:a xlink:type="simple" xlink:href="http://www.fge.com.pl/2015/11/niedzielne-aktualnosci-ccxxiv-po-raz.html" text:style-name="Internet_20_link" text:visited-style-name="Visited_20_Internet_20_Link">.</text:a><text:a xlink:type="simple" xlink:href="http://www.fge.com.pl/2015/11/niedzielne-aktualnosci-ccxxiv-po-raz.html" text:style-name="Internet_20_link" text:visited-style-name="Visited_20_Internet_20_Link">com</text:a><text:a xlink:type="simple" xlink:href="http://www.fge.com.pl/2015/11/niedzielne-aktualnosci-ccxxiv-po-raz.html" text:style-name="Internet_20_link" text:visited-style-name="Visited_20_Internet_20_Link">.</text:a><text:a xlink:type="simple" xlink:href="http://www.fge.com.pl/2015/11/niedzielne-aktualnosci-ccxxiv-po-raz.html" text:style-name="Internet_20_link" text:visited-style-name="Visited_20_Internet_20_Link">pl</text:a><text:a xlink:type="simple" xlink:href="http://www.fge.com.pl/2015/11/niedzielne-aktualnosci-ccxxiv-po-raz.html" text:style-name="Internet_20_link" text:visited-style-name="Visited_20_Internet_20_Link">/2015/11/</text:a><text:a xlink:type="simple" xlink:href="http://www.fge.com.pl/2015/11/niedzielne-aktualnosci-ccxxiv-po-raz.html" text:style-name="Internet_20_link" text:visited-style-name="Visited_20_Internet_20_Link">niedzielne</text:a><text:a xlink:type="simple" xlink:href="http://www.fge.com.pl/2015/11/niedzielne-aktualnosci-ccxxiv-po-raz.html" text:style-name="Internet_20_link" text:visited-style-name="Visited_20_Internet_20_Link">-</text:a><text:a xlink:type="simple" xlink:href="http://www.fge.com.pl/2015/11/niedzielne-aktualnosci-ccxxiv-po-raz.html" text:style-name="Internet_20_link" text:visited-style-name="Visited_20_Internet_20_Link">aktualnosci</text:a><text:a xlink:type="simple" xlink:href="http://www.fge.com.pl/2015/11/niedzielne-aktualnosci-ccxxiv-po-raz.html" text:style-name="Internet_20_link" text:visited-style-name="Visited_20_Internet_20_Link">-</text:a><text:a xlink:type="simple" xlink:href="http://www.fge.com.pl/2015/11/niedzielne-aktualnosci-ccxxiv-po-raz.html" text:style-name="Internet_20_link" text:visited-style-name="Visited_20_Internet_20_Link">ccxxiv</text:a><text:a xlink:type="simple" xlink:href="http://www.fge.com.pl/2015/11/niedzielne-aktualnosci-ccxxiv-po-raz.html" text:style-name="Internet_20_link" text:visited-style-name="Visited_20_Internet_20_Link">-</text:a><text:a xlink:type="simple" xlink:href="http://www.fge.com.pl/2015/11/niedzielne-aktualnosci-ccxxiv-po-raz.html" text:style-name="Internet_20_link" text:visited-style-name="Visited_20_Internet_20_Link">po</text:a><text:a xlink:type="simple" xlink:href="http://www.fge.com.pl/2015/11/niedzielne-aktualnosci-ccxxiv-po-raz.html" text:style-name="Internet_20_link" text:visited-style-name="Visited_20_Internet_20_Link">-</text:a><text:a xlink:type="simple" xlink:href="http://www.fge.com.pl/2015/11/niedzielne-aktualnosci-ccxxiv-po-raz.html" text:style-name="Internet_20_link" text:visited-style-name="Visited_20_Internet_20_Link">raz</text:a><text:a xlink:type="simple" xlink:href="http://www.fge.com.pl/2015/11/niedzielne-aktualnosci-ccxxiv-po-raz.html" text:style-name="Internet_20_link" text:visited-style-name="Visited_20_Internet_20_Link">.</text:a><text:a xlink:type="simple" xlink:href="http://www.fge.com.pl/2015/11/niedzielne-aktualnosci-ccxxiv-po-raz.html" text:style-name="Internet_20_link" text:visited-style-name="Visited_20_Internet_20_Link">html</text:a></text:p>
      <text:p text:style-name="P1"><text:a xlink:type="simple" xlink:href="http://www.fge.com.pl/2015/12/nowa-animacja-od-duo-cartoonist.html" text:style-name="Internet_20_link" text:visited-style-name="Visited_20_Internet_20_Link">http</text:a><text:a xlink:type="simple" xlink:href="http://www.fge.com.pl/2015/12/nowa-animacja-od-duo-cartoonist.html" text:style-name="Internet_20_link" text:visited-style-name="Visited_20_Internet_20_Link">://</text:a><text:a xlink:type="simple" xlink:href="http://www.fge.com.pl/2015/12/nowa-animacja-od-duo-cartoonist.html" text:style-name="Internet_20_link" text:visited-style-name="Visited_20_Internet_20_Link">www</text:a><text:a xlink:type="simple" xlink:href="http://www.fge.com.pl/2015/12/nowa-animacja-od-duo-cartoonist.html" text:style-name="Internet_20_link" text:visited-style-name="Visited_20_Internet_20_Link">.</text:a><text:a xlink:type="simple" xlink:href="http://www.fge.com.pl/2015/12/nowa-animacja-od-duo-cartoonist.html" text:style-name="Internet_20_link" text:visited-style-name="Visited_20_Internet_20_Link">fge</text:a><text:a xlink:type="simple" xlink:href="http://www.fge.com.pl/2015/12/nowa-animacja-od-duo-cartoonist.html" text:style-name="Internet_20_link" text:visited-style-name="Visited_20_Internet_20_Link">.</text:a><text:a xlink:type="simple" xlink:href="http://www.fge.com.pl/2015/12/nowa-animacja-od-duo-cartoonist.html" text:style-name="Internet_20_link" text:visited-style-name="Visited_20_Internet_20_Link">com</text:a><text:a xlink:type="simple" xlink:href="http://www.fge.com.pl/2015/12/nowa-animacja-od-duo-cartoonist.html" text:style-name="Internet_20_link" text:visited-style-name="Visited_20_Internet_20_Link">.</text:a><text:a xlink:type="simple" xlink:href="http://www.fge.com.pl/2015/12/nowa-animacja-od-duo-cartoonist.html" text:style-name="Internet_20_link" text:visited-style-name="Visited_20_Internet_20_Link">pl</text:a><text:a xlink:type="simple" xlink:href="http://www.fge.com.pl/2015/12/nowa-animacja-od-duo-cartoonist.html" text:style-name="Internet_20_link" text:visited-style-name="Visited_20_Internet_20_Link">/2015/12/</text:a><text:a xlink:type="simple" xlink:href="http://www.fge.com.pl/2015/12/nowa-animacja-od-duo-cartoonist.html" text:style-name="Internet_20_link" text:visited-style-name="Visited_20_Internet_20_Link">nowa</text:a><text:a xlink:type="simple" xlink:href="http://www.fge.com.pl/2015/12/nowa-animacja-od-duo-cartoonist.html" text:style-name="Internet_20_link" text:visited-style-name="Visited_20_Internet_20_Link">-</text:a><text:a xlink:type="simple" xlink:href="http://www.fge.com.pl/2015/12/nowa-animacja-od-duo-cartoonist.html" text:style-name="Internet_20_link" text:visited-style-name="Visited_20_Internet_20_Link">animacja</text:a><text:a xlink:type="simple" xlink:href="http://www.fge.com.pl/2015/12/nowa-animacja-od-duo-cartoonist.html" text:style-name="Internet_20_link" text:visited-style-name="Visited_20_Internet_20_Link">-</text:a><text:a xlink:type="simple" xlink:href="http://www.fge.com.pl/2015/12/nowa-animacja-od-duo-cartoonist.html" text:style-name="Internet_20_link" text:visited-style-name="Visited_20_Internet_20_Link">od</text:a><text:a xlink:type="simple" xlink:href="http://www.fge.com.pl/2015/12/nowa-animacja-od-duo-cartoonist.html" text:style-name="Internet_20_link" text:visited-style-name="Visited_20_Internet_20_Link">-</text:a><text:a xlink:type="simple" xlink:href="http://www.fge.com.pl/2015/12/nowa-animacja-od-duo-cartoonist.html" text:style-name="Internet_20_link" text:visited-style-name="Visited_20_Internet_20_Link">duo</text:a><text:a xlink:type="simple" xlink:href="http://www.fge.com.pl/2015/12/nowa-animacja-od-duo-cartoonist.html" text:style-name="Internet_20_link" text:visited-style-name="Visited_20_Internet_20_Link">-</text:a><text:a xlink:type="simple" xlink:href="http://www.fge.com.pl/2015/12/nowa-animacja-od-duo-cartoonist.html" text:style-name="Internet_20_link" text:visited-style-name="Visited_20_Internet_20_Link">cartoonist</text:a><text:a xlink:type="simple" xlink:href="http://www.fge.com.pl/2015/12/nowa-animacja-od-duo-cartoonist.html" text:style-name="Internet_20_link" text:visited-style-name="Visited_20_Internet_20_Link">.</text:a><text:a xlink:type="simple" xlink:href="http://www.fge.com.pl/2015/12/nowa-animacja-od-duo-cartoonist.html" text:style-name="Internet_20_link" text:visited-style-name="Visited_20_Internet_20_Link">html</text:a></text:p>
      <text:p text:style-name="P1"/>
      <text:p text:style-name="P1">Animacja „Childern of Night” została utajniona (ustawiona na widok prywatny na YouTube) przez swoich twórców. Nie są znane dokładne przyczyny, jednak może to być związane z interwencją Hasbro bądź samego serwisu YouTube z powodu użytej w animacji muzyki. Szczęśliwie utajnienie nie stanowi problemu, gdyż inne wersje są z łatwością dostępne. Jednocześnie jest prawdopodobne, że Duo Cartoonist pracuje równocześnie nad sequelem do swej pięknej animacji lub innym ambitnym projektem.</text:p>
      <text:p text:style-name="P1"/>
      <text:p text:style-name="P1">KopytTV</text:p>
      <text:p text:style-name="P1"><text:a xlink:type="simple" xlink:href="http://www.fge.com.pl/2015/11/ostatnia-audycja-kopyttv.html" text:style-name="Internet_20_link" text:visited-style-name="Visited_20_Internet_20_Link">http</text:a><text:a xlink:type="simple" xlink:href="http://www.fge.com.pl/2015/11/ostatnia-audycja-kopyttv.html" text:style-name="Internet_20_link" text:visited-style-name="Visited_20_Internet_20_Link">://</text:a><text:a xlink:type="simple" xlink:href="http://www.fge.com.pl/2015/11/ostatnia-audycja-kopyttv.html" text:style-name="Internet_20_link" text:visited-style-name="Visited_20_Internet_20_Link">www</text:a><text:a xlink:type="simple" xlink:href="http://www.fge.com.pl/2015/11/ostatnia-audycja-kopyttv.html" text:style-name="Internet_20_link" text:visited-style-name="Visited_20_Internet_20_Link">.</text:a><text:a xlink:type="simple" xlink:href="http://www.fge.com.pl/2015/11/ostatnia-audycja-kopyttv.html" text:style-name="Internet_20_link" text:visited-style-name="Visited_20_Internet_20_Link">fge</text:a><text:a xlink:type="simple" xlink:href="http://www.fge.com.pl/2015/11/ostatnia-audycja-kopyttv.html" text:style-name="Internet_20_link" text:visited-style-name="Visited_20_Internet_20_Link">.</text:a><text:a xlink:type="simple" xlink:href="http://www.fge.com.pl/2015/11/ostatnia-audycja-kopyttv.html" text:style-name="Internet_20_link" text:visited-style-name="Visited_20_Internet_20_Link">com</text:a><text:a xlink:type="simple" xlink:href="http://www.fge.com.pl/2015/11/ostatnia-audycja-kopyttv.html" text:style-name="Internet_20_link" text:visited-style-name="Visited_20_Internet_20_Link">.</text:a><text:a xlink:type="simple" xlink:href="http://www.fge.com.pl/2015/11/ostatnia-audycja-kopyttv.html" text:style-name="Internet_20_link" text:visited-style-name="Visited_20_Internet_20_Link">pl</text:a><text:a xlink:type="simple" xlink:href="http://www.fge.com.pl/2015/11/ostatnia-audycja-kopyttv.html" text:style-name="Internet_20_link" text:visited-style-name="Visited_20_Internet_20_Link">/2015/11/</text:a><text:a xlink:type="simple" xlink:href="http://www.fge.com.pl/2015/11/ostatnia-audycja-kopyttv.html" text:style-name="Internet_20_link" text:visited-style-name="Visited_20_Internet_20_Link">ostatnia</text:a><text:a xlink:type="simple" xlink:href="http://www.fge.com.pl/2015/11/ostatnia-audycja-kopyttv.html" text:style-name="Internet_20_link" text:visited-style-name="Visited_20_Internet_20_Link">-</text:a><text:a xlink:type="simple" xlink:href="http://www.fge.com.pl/2015/11/ostatnia-audycja-kopyttv.html" text:style-name="Internet_20_link" text:visited-style-name="Visited_20_Internet_20_Link">audycja</text:a><text:a xlink:type="simple" xlink:href="http://www.fge.com.pl/2015/11/ostatnia-audycja-kopyttv.html" text:style-name="Internet_20_link" text:visited-style-name="Visited_20_Internet_20_Link">-</text:a><text:a xlink:type="simple" xlink:href="http://www.fge.com.pl/2015/11/ostatnia-audycja-kopyttv.html" text:style-name="Internet_20_link" text:visited-style-name="Visited_20_Internet_20_Link">kopyttv</text:a><text:a xlink:type="simple" xlink:href="http://www.fge.com.pl/2015/11/ostatnia-audycja-kopyttv.html" text:style-name="Internet_20_link" text:visited-style-name="Visited_20_Internet_20_Link">.</text:a><text:a xlink:type="simple" xlink:href="http://www.fge.com.pl/2015/11/ostatnia-audycja-kopyttv.html" text:style-name="Internet_20_link" text:visited-style-name="Visited_20_Internet_20_Link">html</text:a></text:p>
      <text:p text:style-name="P1"><text:a xlink:type="simple" xlink:href="http://www.fge.com.pl/2015/12/kopyt-tv-rusza-z-kopyta.html" text:style-name="Internet_20_link" text:visited-style-name="Visited_20_Internet_20_Link">http</text:a><text:a xlink:type="simple" xlink:href="http://www.fge.com.pl/2015/12/kopyt-tv-rusza-z-kopyta.html" text:style-name="Internet_20_link" text:visited-style-name="Visited_20_Internet_20_Link">://</text:a><text:a xlink:type="simple" xlink:href="http://www.fge.com.pl/2015/12/kopyt-tv-rusza-z-kopyta.html" text:style-name="Internet_20_link" text:visited-style-name="Visited_20_Internet_20_Link">www</text:a><text:a xlink:type="simple" xlink:href="http://www.fge.com.pl/2015/12/kopyt-tv-rusza-z-kopyta.html" text:style-name="Internet_20_link" text:visited-style-name="Visited_20_Internet_20_Link">.</text:a><text:a xlink:type="simple" xlink:href="http://www.fge.com.pl/2015/12/kopyt-tv-rusza-z-kopyta.html" text:style-name="Internet_20_link" text:visited-style-name="Visited_20_Internet_20_Link">fge</text:a><text:a xlink:type="simple" xlink:href="http://www.fge.com.pl/2015/12/kopyt-tv-rusza-z-kopyta.html" text:style-name="Internet_20_link" text:visited-style-name="Visited_20_Internet_20_Link">.</text:a><text:a xlink:type="simple" xlink:href="http://www.fge.com.pl/2015/12/kopyt-tv-rusza-z-kopyta.html" text:style-name="Internet_20_link" text:visited-style-name="Visited_20_Internet_20_Link">com</text:a><text:a xlink:type="simple" xlink:href="http://www.fge.com.pl/2015/12/kopyt-tv-rusza-z-kopyta.html" text:style-name="Internet_20_link" text:visited-style-name="Visited_20_Internet_20_Link">.</text:a><text:a xlink:type="simple" xlink:href="http://www.fge.com.pl/2015/12/kopyt-tv-rusza-z-kopyta.html" text:style-name="Internet_20_link" text:visited-style-name="Visited_20_Internet_20_Link">pl</text:a><text:a xlink:type="simple" xlink:href="http://www.fge.com.pl/2015/12/kopyt-tv-rusza-z-kopyta.html" text:style-name="Internet_20_link" text:visited-style-name="Visited_20_Internet_20_Link">/2015/12/</text:a><text:a xlink:type="simple" xlink:href="http://www.fge.com.pl/2015/12/kopyt-tv-rusza-z-kopyta.html" text:style-name="Internet_20_link" text:visited-style-name="Visited_20_Internet_20_Link">kopyt</text:a><text:a xlink:type="simple" xlink:href="http://www.fge.com.pl/2015/12/kopyt-tv-rusza-z-kopyta.html" text:style-name="Internet_20_link" text:visited-style-name="Visited_20_Internet_20_Link">-</text:a><text:a xlink:type="simple" xlink:href="http://www.fge.com.pl/2015/12/kopyt-tv-rusza-z-kopyta.html" text:style-name="Internet_20_link" text:visited-style-name="Visited_20_Internet_20_Link">tv</text:a><text:a xlink:type="simple" xlink:href="http://www.fge.com.pl/2015/12/kopyt-tv-rusza-z-kopyta.html" text:style-name="Internet_20_link" text:visited-style-name="Visited_20_Internet_20_Link">-</text:a><text:a xlink:type="simple" xlink:href="http://www.fge.com.pl/2015/12/kopyt-tv-rusza-z-kopyta.html" text:style-name="Internet_20_link" text:visited-style-name="Visited_20_Internet_20_Link">rusza</text:a><text:a xlink:type="simple" xlink:href="http://www.fge.com.pl/2015/12/kopyt-tv-rusza-z-kopyta.html" text:style-name="Internet_20_link" text:visited-style-name="Visited_20_Internet_20_Link">-</text:a><text:a xlink:type="simple" xlink:href="http://www.fge.com.pl/2015/12/kopyt-tv-rusza-z-kopyta.html" text:style-name="Internet_20_link" text:visited-style-name="Visited_20_Internet_20_Link">z</text:a><text:a xlink:type="simple" xlink:href="http://www.fge.com.pl/2015/12/kopyt-tv-rusza-z-kopyta.html" text:style-name="Internet_20_link" text:visited-style-name="Visited_20_Internet_20_Link">-</text:a><text:a xlink:type="simple" xlink:href="http://www.fge.com.pl/2015/12/kopyt-tv-rusza-z-kopyta.html" text:style-name="Internet_20_link" text:visited-style-name="Visited_20_Internet_20_Link">kopyta</text:a><text:a xlink:type="simple" xlink:href="http://www.fge.com.pl/2015/12/kopyt-tv-rusza-z-kopyta.html" text:style-name="Internet_20_link" text:visited-style-name="Visited_20_Internet_20_Link">.</text:a><text:a xlink:type="simple" xlink:href="http://www.fge.com.pl/2015/12/kopyt-tv-rusza-z-kopyta.html" text:style-name="Internet_20_link" text:visited-style-name="Visited_20_Internet_20_Link">html</text:a></text:p>
      <text:p text:style-name="P1"/>
      <text:p text:style-name="P1">Jak pisaliśmy wcześniej, KopytTV „ruszyła z kopyta” we wrześniu, a już w listopadzie nastąpiło wstrzymanie audycji z powodów prywatnych. Na szczęście projekt, który ma ambicję zdobyć dla siebie miejsce dotychczas zajmowane przez Radio YAY, ponownie ruszył już w grudniu. Tak więc na koniec roku wieści są jak najbardziej optymistyczne.</text:p>
      <text:p text:style-name="P1"/>
      <text:p text:style-name="P1">MLP Movie</text:p>
      <text:p text:style-name="P1"><text:a xlink:type="simple" xlink:href="http://www.fge.com.pl/2015/11/znamy-date-premiery-mlp-movie.html" text:style-name="Internet_20_link" text:visited-style-name="Visited_20_Internet_20_Link">http</text:a><text:a xlink:type="simple" xlink:href="http://www.fge.com.pl/2015/11/znamy-date-premiery-mlp-movie.html" text:style-name="Internet_20_link" text:visited-style-name="Visited_20_Internet_20_Link">://</text:a><text:a xlink:type="simple" xlink:href="http://www.fge.com.pl/2015/11/znamy-date-premiery-mlp-movie.html" text:style-name="Internet_20_link" text:visited-style-name="Visited_20_Internet_20_Link">www</text:a><text:a xlink:type="simple" xlink:href="http://www.fge.com.pl/2015/11/znamy-date-premiery-mlp-movie.html" text:style-name="Internet_20_link" text:visited-style-name="Visited_20_Internet_20_Link">.</text:a><text:a xlink:type="simple" xlink:href="http://www.fge.com.pl/2015/11/znamy-date-premiery-mlp-movie.html" text:style-name="Internet_20_link" text:visited-style-name="Visited_20_Internet_20_Link">fge</text:a><text:a xlink:type="simple" xlink:href="http://www.fge.com.pl/2015/11/znamy-date-premiery-mlp-movie.html" text:style-name="Internet_20_link" text:visited-style-name="Visited_20_Internet_20_Link">.</text:a><text:a xlink:type="simple" xlink:href="http://www.fge.com.pl/2015/11/znamy-date-premiery-mlp-movie.html" text:style-name="Internet_20_link" text:visited-style-name="Visited_20_Internet_20_Link">com</text:a><text:a xlink:type="simple" xlink:href="http://www.fge.com.pl/2015/11/znamy-date-premiery-mlp-movie.html" text:style-name="Internet_20_link" text:visited-style-name="Visited_20_Internet_20_Link">.</text:a><text:a xlink:type="simple" xlink:href="http://www.fge.com.pl/2015/11/znamy-date-premiery-mlp-movie.html" text:style-name="Internet_20_link" text:visited-style-name="Visited_20_Internet_20_Link">pl</text:a><text:a xlink:type="simple" xlink:href="http://www.fge.com.pl/2015/11/znamy-date-premiery-mlp-movie.html" text:style-name="Internet_20_link" text:visited-style-name="Visited_20_Internet_20_Link">/2015/11/</text:a><text:a xlink:type="simple" xlink:href="http://www.fge.com.pl/2015/11/znamy-date-premiery-mlp-movie.html" text:style-name="Internet_20_link" text:visited-style-name="Visited_20_Internet_20_Link">znamy</text:a><text:a xlink:type="simple" xlink:href="http://www.fge.com.pl/2015/11/znamy-date-premiery-mlp-movie.html" text:style-name="Internet_20_link" text:visited-style-name="Visited_20_Internet_20_Link">-</text:a><text:a xlink:type="simple" xlink:href="http://www.fge.com.pl/2015/11/znamy-date-premiery-mlp-movie.html" text:style-name="Internet_20_link" text:visited-style-name="Visited_20_Internet_20_Link">date</text:a><text:a xlink:type="simple" xlink:href="http://www.fge.com.pl/2015/11/znamy-date-premiery-mlp-movie.html" text:style-name="Internet_20_link" text:visited-style-name="Visited_20_Internet_20_Link">-</text:a><text:a xlink:type="simple" xlink:href="http://www.fge.com.pl/2015/11/znamy-date-premiery-mlp-movie.html" text:style-name="Internet_20_link" text:visited-style-name="Visited_20_Internet_20_Link">premiery</text:a><text:a xlink:type="simple" xlink:href="http://www.fge.com.pl/2015/11/znamy-date-premiery-mlp-movie.html" text:style-name="Internet_20_link" text:visited-style-name="Visited_20_Internet_20_Link">-</text:a><text:a xlink:type="simple" xlink:href="http://www.fge.com.pl/2015/11/znamy-date-premiery-mlp-movie.html" text:style-name="Internet_20_link" text:visited-style-name="Visited_20_Internet_20_Link">mlp</text:a><text:a xlink:type="simple" xlink:href="http://www.fge.com.pl/2015/11/znamy-date-premiery-mlp-movie.html" text:style-name="Internet_20_link" text:visited-style-name="Visited_20_Internet_20_Link">-</text:a><text:a xlink:type="simple" xlink:href="http://www.fge.com.pl/2015/11/znamy-date-premiery-mlp-movie.html" text:style-name="Internet_20_link" text:visited-style-name="Visited_20_Internet_20_Link">movie</text:a><text:a xlink:type="simple" xlink:href="http://www.fge.com.pl/2015/11/znamy-date-premiery-mlp-movie.html" text:style-name="Internet_20_link" text:visited-style-name="Visited_20_Internet_20_Link">.</text:a><text:a xlink:type="simple" xlink:href="http://www.fge.com.pl/2015/11/znamy-date-premiery-mlp-movie.html" text:style-name="Internet_20_link" text:visited-style-name="Visited_20_Internet_20_Link">html</text:a></text:p>
      <text:p text:style-name="P1"><text:a xlink:type="simple" xlink:href="http://www.fge.com.pl/2015/11/data-premiery-mlp-movie-potwierdzona.html" text:style-name="Internet_20_link" text:visited-style-name="Visited_20_Internet_20_Link">http</text:a><text:a xlink:type="simple" xlink:href="http://www.fge.com.pl/2015/11/data-premiery-mlp-movie-potwierdzona.html" text:style-name="Internet_20_link" text:visited-style-name="Visited_20_Internet_20_Link">://</text:a><text:a xlink:type="simple" xlink:href="http://www.fge.com.pl/2015/11/data-premiery-mlp-movie-potwierdzona.html" text:style-name="Internet_20_link" text:visited-style-name="Visited_20_Internet_20_Link">www</text:a><text:a xlink:type="simple" xlink:href="http://www.fge.com.pl/2015/11/data-premiery-mlp-movie-potwierdzona.html" text:style-name="Internet_20_link" text:visited-style-name="Visited_20_Internet_20_Link">.</text:a><text:a xlink:type="simple" xlink:href="http://www.fge.com.pl/2015/11/data-premiery-mlp-movie-potwierdzona.html" text:style-name="Internet_20_link" text:visited-style-name="Visited_20_Internet_20_Link">fge</text:a><text:a xlink:type="simple" xlink:href="http://www.fge.com.pl/2015/11/data-premiery-mlp-movie-potwierdzona.html" text:style-name="Internet_20_link" text:visited-style-name="Visited_20_Internet_20_Link">.</text:a><text:a xlink:type="simple" xlink:href="http://www.fge.com.pl/2015/11/data-premiery-mlp-movie-potwierdzona.html" text:style-name="Internet_20_link" text:visited-style-name="Visited_20_Internet_20_Link">com</text:a><text:a xlink:type="simple" xlink:href="http://www.fge.com.pl/2015/11/data-premiery-mlp-movie-potwierdzona.html" text:style-name="Internet_20_link" text:visited-style-name="Visited_20_Internet_20_Link">.</text:a><text:a xlink:type="simple" xlink:href="http://www.fge.com.pl/2015/11/data-premiery-mlp-movie-potwierdzona.html" text:style-name="Internet_20_link" text:visited-style-name="Visited_20_Internet_20_Link">pl</text:a><text:a xlink:type="simple" xlink:href="http://www.fge.com.pl/2015/11/data-premiery-mlp-movie-potwierdzona.html" text:style-name="Internet_20_link" text:visited-style-name="Visited_20_Internet_20_Link">/2015/11/</text:a><text:a xlink:type="simple" xlink:href="http://www.fge.com.pl/2015/11/data-premiery-mlp-movie-potwierdzona.html" text:style-name="Internet_20_link" text:visited-style-name="Visited_20_Internet_20_Link">data</text:a><text:a xlink:type="simple" xlink:href="http://www.fge.com.pl/2015/11/data-premiery-mlp-movie-potwierdzona.html" text:style-name="Internet_20_link" text:visited-style-name="Visited_20_Internet_20_Link">-</text:a><text:a xlink:type="simple" xlink:href="http://www.fge.com.pl/2015/11/data-premiery-mlp-movie-potwierdzona.html" text:style-name="Internet_20_link" text:visited-style-name="Visited_20_Internet_20_Link">premiery</text:a><text:a xlink:type="simple" xlink:href="http://www.fge.com.pl/2015/11/data-premiery-mlp-movie-potwierdzona.html" text:style-name="Internet_20_link" text:visited-style-name="Visited_20_Internet_20_Link">-</text:a><text:a xlink:type="simple" xlink:href="http://www.fge.com.pl/2015/11/data-premiery-mlp-movie-potwierdzona.html" text:style-name="Internet_20_link" text:visited-style-name="Visited_20_Internet_20_Link">mlp</text:a><text:a xlink:type="simple" xlink:href="http://www.fge.com.pl/2015/11/data-premiery-mlp-movie-potwierdzona.html" text:style-name="Internet_20_link" text:visited-style-name="Visited_20_Internet_20_Link">-</text:a><text:a xlink:type="simple" xlink:href="http://www.fge.com.pl/2015/11/data-premiery-mlp-movie-potwierdzona.html" text:style-name="Internet_20_link" text:visited-style-name="Visited_20_Internet_20_Link">movie</text:a><text:a xlink:type="simple" xlink:href="http://www.fge.com.pl/2015/11/data-premiery-mlp-movie-potwierdzona.html" text:style-name="Internet_20_link" text:visited-style-name="Visited_20_Internet_20_Link">-</text:a><text:a xlink:type="simple" xlink:href="http://www.fge.com.pl/2015/11/data-premiery-mlp-movie-potwierdzona.html" text:style-name="Internet_20_link" text:visited-style-name="Visited_20_Internet_20_Link">potwierdzona</text:a><text:a xlink:type="simple" xlink:href="http://www.fge.com.pl/2015/11/data-premiery-mlp-movie-potwierdzona.html" text:style-name="Internet_20_link" text:visited-style-name="Visited_20_Internet_20_Link">.</text:a><text:a xlink:type="simple" xlink:href="http://www.fge.com.pl/2015/11/data-premiery-mlp-movie-potwierdzona.html" text:style-name="Internet_20_link" text:visited-style-name="Visited_20_Internet_20_Link">html</text:a></text:p>
      <text:p text:style-name="P1"/>
      <text:p text:style-name="P1">Mamy potwierdzoną datę premiery „My Little Pony Movie”. Wszyscy fani pastelowych kuców będą mogli go obejrzeć 3 października 2017 roku. Jak dobrze pójdzie, to może premiera się zbiegnie z kolejnym epizodem Star Wars...</text:p>
      <text:p text:style-name="P1"/>
      <text:p text:style-name="P1">MLP po polsku</text:p>
      <text:p text:style-name="P1"><text:a xlink:type="simple" xlink:href="http://www.fge.com.pl/2015/10/my-little-pony-w-polskiej-wersji.html" text:style-name="Internet_20_link" text:visited-style-name="Visited_20_Internet_20_Link">http</text:a><text:a xlink:type="simple" xlink:href="http://www.fge.com.pl/2015/10/my-little-pony-w-polskiej-wersji.html" text:style-name="Internet_20_link" text:visited-style-name="Visited_20_Internet_20_Link">://</text:a><text:a xlink:type="simple" xlink:href="http://www.fge.com.pl/2015/10/my-little-pony-w-polskiej-wersji.html" text:style-name="Internet_20_link" text:visited-style-name="Visited_20_Internet_20_Link">www</text:a><text:a xlink:type="simple" xlink:href="http://www.fge.com.pl/2015/10/my-little-pony-w-polskiej-wersji.html" text:style-name="Internet_20_link" text:visited-style-name="Visited_20_Internet_20_Link">.</text:a><text:a xlink:type="simple" xlink:href="http://www.fge.com.pl/2015/10/my-little-pony-w-polskiej-wersji.html" text:style-name="Internet_20_link" text:visited-style-name="Visited_20_Internet_20_Link">fge</text:a><text:a xlink:type="simple" xlink:href="http://www.fge.com.pl/2015/10/my-little-pony-w-polskiej-wersji.html" text:style-name="Internet_20_link" text:visited-style-name="Visited_20_Internet_20_Link">.</text:a><text:a xlink:type="simple" xlink:href="http://www.fge.com.pl/2015/10/my-little-pony-w-polskiej-wersji.html" text:style-name="Internet_20_link" text:visited-style-name="Visited_20_Internet_20_Link">com</text:a><text:a xlink:type="simple" xlink:href="http://www.fge.com.pl/2015/10/my-little-pony-w-polskiej-wersji.html" text:style-name="Internet_20_link" text:visited-style-name="Visited_20_Internet_20_Link">.</text:a><text:a xlink:type="simple" xlink:href="http://www.fge.com.pl/2015/10/my-little-pony-w-polskiej-wersji.html" text:style-name="Internet_20_link" text:visited-style-name="Visited_20_Internet_20_Link">pl</text:a><text:a xlink:type="simple" xlink:href="http://www.fge.com.pl/2015/10/my-little-pony-w-polskiej-wersji.html" text:style-name="Internet_20_link" text:visited-style-name="Visited_20_Internet_20_Link">/2015/10/</text:a><text:a xlink:type="simple" xlink:href="http://www.fge.com.pl/2015/10/my-little-pony-w-polskiej-wersji.html" text:style-name="Internet_20_link" text:visited-style-name="Visited_20_Internet_20_Link">my</text:a><text:a xlink:type="simple" xlink:href="http://www.fge.com.pl/2015/10/my-little-pony-w-polskiej-wersji.html" text:style-name="Internet_20_link" text:visited-style-name="Visited_20_Internet_20_Link">-</text:a><text:a xlink:type="simple" xlink:href="http://www.fge.com.pl/2015/10/my-little-pony-w-polskiej-wersji.html" text:style-name="Internet_20_link" text:visited-style-name="Visited_20_Internet_20_Link">little</text:a><text:a xlink:type="simple" xlink:href="http://www.fge.com.pl/2015/10/my-little-pony-w-polskiej-wersji.html" text:style-name="Internet_20_link" text:visited-style-name="Visited_20_Internet_20_Link">-</text:a><text:a xlink:type="simple" xlink:href="http://www.fge.com.pl/2015/10/my-little-pony-w-polskiej-wersji.html" text:style-name="Internet_20_link" text:visited-style-name="Visited_20_Internet_20_Link">pony</text:a><text:a xlink:type="simple" xlink:href="http://www.fge.com.pl/2015/10/my-little-pony-w-polskiej-wersji.html" text:style-name="Internet_20_link" text:visited-style-name="Visited_20_Internet_20_Link">-</text:a><text:a xlink:type="simple" xlink:href="http://www.fge.com.pl/2015/10/my-little-pony-w-polskiej-wersji.html" text:style-name="Internet_20_link" text:visited-style-name="Visited_20_Internet_20_Link">w</text:a><text:a xlink:type="simple" xlink:href="http://www.fge.com.pl/2015/10/my-little-pony-w-polskiej-wersji.html" text:style-name="Internet_20_link" text:visited-style-name="Visited_20_Internet_20_Link">-</text:a><text:a xlink:type="simple" xlink:href="http://www.fge.com.pl/2015/10/my-little-pony-w-polskiej-wersji.html" text:style-name="Internet_20_link" text:visited-style-name="Visited_20_Internet_20_Link">polskiej</text:a><text:a xlink:type="simple" xlink:href="http://www.fge.com.pl/2015/10/my-little-pony-w-polskiej-wersji.html" text:style-name="Internet_20_link" text:visited-style-name="Visited_20_Internet_20_Link">-</text:a><text:a xlink:type="simple" xlink:href="http://www.fge.com.pl/2015/10/my-little-pony-w-polskiej-wersji.html" text:style-name="Internet_20_link" text:visited-style-name="Visited_20_Internet_20_Link">wersji</text:a><text:a xlink:type="simple" xlink:href="http://www.fge.com.pl/2015/10/my-little-pony-w-polskiej-wersji.html" text:style-name="Internet_20_link" text:visited-style-name="Visited_20_Internet_20_Link">.</text:a><text:a xlink:type="simple" xlink:href="http://www.fge.com.pl/2015/10/my-little-pony-w-polskiej-wersji.html" text:style-name="Internet_20_link" text:visited-style-name="Visited_20_Internet_20_Link">html</text:a></text:p>
      <text:p text:style-name="P1"><text:a xlink:type="simple" xlink:href="http://www.fge.com.pl/2015/11/polski-dubbing-sezonu-piatego-powroci-w.html" text:style-name="Internet_20_link" text:visited-style-name="Visited_20_Internet_20_Link">http</text:a><text:a xlink:type="simple" xlink:href="http://www.fge.com.pl/2015/11/polski-dubbing-sezonu-piatego-powroci-w.html" text:style-name="Internet_20_link" text:visited-style-name="Visited_20_Internet_20_Link">://</text:a><text:a xlink:type="simple" xlink:href="http://www.fge.com.pl/2015/11/polski-dubbing-sezonu-piatego-powroci-w.html" text:style-name="Internet_20_link" text:visited-style-name="Visited_20_Internet_20_Link">www</text:a><text:a xlink:type="simple" xlink:href="http://www.fge.com.pl/2015/11/polski-dubbing-sezonu-piatego-powroci-w.html" text:style-name="Internet_20_link" text:visited-style-name="Visited_20_Internet_20_Link">.</text:a><text:a xlink:type="simple" xlink:href="http://www.fge.com.pl/2015/11/polski-dubbing-sezonu-piatego-powroci-w.html" text:style-name="Internet_20_link" text:visited-style-name="Visited_20_Internet_20_Link">fge</text:a><text:a xlink:type="simple" xlink:href="http://www.fge.com.pl/2015/11/polski-dubbing-sezonu-piatego-powroci-w.html" text:style-name="Internet_20_link" text:visited-style-name="Visited_20_Internet_20_Link">.</text:a><text:a xlink:type="simple" xlink:href="http://www.fge.com.pl/2015/11/polski-dubbing-sezonu-piatego-powroci-w.html" text:style-name="Internet_20_link" text:visited-style-name="Visited_20_Internet_20_Link">com</text:a><text:a xlink:type="simple" xlink:href="http://www.fge.com.pl/2015/11/polski-dubbing-sezonu-piatego-powroci-w.html" text:style-name="Internet_20_link" text:visited-style-name="Visited_20_Internet_20_Link">.</text:a><text:a xlink:type="simple" xlink:href="http://www.fge.com.pl/2015/11/polski-dubbing-sezonu-piatego-powroci-w.html" text:style-name="Internet_20_link" text:visited-style-name="Visited_20_Internet_20_Link">pl</text:a><text:a xlink:type="simple" xlink:href="http://www.fge.com.pl/2015/11/polski-dubbing-sezonu-piatego-powroci-w.html" text:style-name="Internet_20_link" text:visited-style-name="Visited_20_Internet_20_Link">/2015/11/</text:a><text:a xlink:type="simple" xlink:href="http://www.fge.com.pl/2015/11/polski-dubbing-sezonu-piatego-powroci-w.html" text:style-name="Internet_20_link" text:visited-style-name="Visited_20_Internet_20_Link">polski</text:a><text:a xlink:type="simple" xlink:href="http://www.fge.com.pl/2015/11/polski-dubbing-sezonu-piatego-powroci-w.html" text:style-name="Internet_20_link" text:visited-style-name="Visited_20_Internet_20_Link">-</text:a><text:a xlink:type="simple" xlink:href="http://www.fge.com.pl/2015/11/polski-dubbing-sezonu-piatego-powroci-w.html" text:style-name="Internet_20_link" text:visited-style-name="Visited_20_Internet_20_Link">dubbing</text:a><text:a xlink:type="simple" xlink:href="http://www.fge.com.pl/2015/11/polski-dubbing-sezonu-piatego-powroci-w.html" text:style-name="Internet_20_link" text:visited-style-name="Visited_20_Internet_20_Link">-</text:a><text:a xlink:type="simple" xlink:href="http://www.fge.com.pl/2015/11/polski-dubbing-sezonu-piatego-powroci-w.html" text:style-name="Internet_20_link" text:visited-style-name="Visited_20_Internet_20_Link">sezonu</text:a><text:a xlink:type="simple" xlink:href="http://www.fge.com.pl/2015/11/polski-dubbing-sezonu-piatego-powroci-w.html" text:style-name="Internet_20_link" text:visited-style-name="Visited_20_Internet_20_Link">-</text:a><text:a xlink:type="simple" xlink:href="http://www.fge.com.pl/2015/11/polski-dubbing-sezonu-piatego-powroci-w.html" text:style-name="Internet_20_link" text:visited-style-name="Visited_20_Internet_20_Link">piatego</text:a><text:a xlink:type="simple" xlink:href="http://www.fge.com.pl/2015/11/polski-dubbing-sezonu-piatego-powroci-w.html" text:style-name="Internet_20_link" text:visited-style-name="Visited_20_Internet_20_Link">-</text:a><text:a xlink:type="simple" xlink:href="http://www.fge.com.pl/2015/11/polski-dubbing-sezonu-piatego-powroci-w.html" text:style-name="Internet_20_link" text:visited-style-name="Visited_20_Internet_20_Link">powroci</text:a><text:a xlink:type="simple" xlink:href="http://www.fge.com.pl/2015/11/polski-dubbing-sezonu-piatego-powroci-w.html" text:style-name="Internet_20_link" text:visited-style-name="Visited_20_Internet_20_Link">-</text:a><text:a xlink:type="simple" xlink:href="http://www.fge.com.pl/2015/11/polski-dubbing-sezonu-piatego-powroci-w.html" text:style-name="Internet_20_link" text:visited-style-name="Visited_20_Internet_20_Link">w</text:a><text:a xlink:type="simple" xlink:href="http://www.fge.com.pl/2015/11/polski-dubbing-sezonu-piatego-powroci-w.html" text:style-name="Internet_20_link" text:visited-style-name="Visited_20_Internet_20_Link">.</text:a><text:a xlink:type="simple" xlink:href="http://www.fge.com.pl/2015/11/polski-dubbing-sezonu-piatego-powroci-w.html" text:style-name="Internet_20_link" text:visited-style-name="Visited_20_Internet_20_Link">html</text:a></text:p>
      <text:p text:style-name="P1"/>
      <text:p text:style-name="P1">Kolejne informacje, jeśli chodzi o „polskie premiery” My Little Pony. Od 24 października na TVP: ABC do ramówki dołączyło MLP. Dodatkowo według informacji podanych przez Vengira, polska premiera 14 odcinka piątego sezonu odbędzie się w Wigilię o 19:45. Tak więc możecie dla odmiany obejrzeć coś innego niż „Kevin sam w domu”.</text:p>
      <text:p text:style-name="P1"/>
      <text:p text:style-name="P1">Overmare Studio</text:p>
      <text:p text:style-name="P1"><text:a xlink:type="simple" xlink:href="http://www.fge.com.pl/2015/11/niedzielne-aktualnosci-ccxxiv-po-raz.html" text:style-name="Internet_20_link" text:visited-style-name="Visited_20_Internet_20_Link">http</text:a><text:a xlink:type="simple" xlink:href="http://www.fge.com.pl/2015/11/niedzielne-aktualnosci-ccxxiv-po-raz.html" text:style-name="Internet_20_link" text:visited-style-name="Visited_20_Internet_20_Link">://</text:a><text:a xlink:type="simple" xlink:href="http://www.fge.com.pl/2015/11/niedzielne-aktualnosci-ccxxiv-po-raz.html" text:style-name="Internet_20_link" text:visited-style-name="Visited_20_Internet_20_Link">www</text:a><text:a xlink:type="simple" xlink:href="http://www.fge.com.pl/2015/11/niedzielne-aktualnosci-ccxxiv-po-raz.html" text:style-name="Internet_20_link" text:visited-style-name="Visited_20_Internet_20_Link">.</text:a><text:a xlink:type="simple" xlink:href="http://www.fge.com.pl/2015/11/niedzielne-aktualnosci-ccxxiv-po-raz.html" text:style-name="Internet_20_link" text:visited-style-name="Visited_20_Internet_20_Link">fge</text:a><text:a xlink:type="simple" xlink:href="http://www.fge.com.pl/2015/11/niedzielne-aktualnosci-ccxxiv-po-raz.html" text:style-name="Internet_20_link" text:visited-style-name="Visited_20_Internet_20_Link">.</text:a><text:a xlink:type="simple" xlink:href="http://www.fge.com.pl/2015/11/niedzielne-aktualnosci-ccxxiv-po-raz.html" text:style-name="Internet_20_link" text:visited-style-name="Visited_20_Internet_20_Link">com</text:a><text:a xlink:type="simple" xlink:href="http://www.fge.com.pl/2015/11/niedzielne-aktualnosci-ccxxiv-po-raz.html" text:style-name="Internet_20_link" text:visited-style-name="Visited_20_Internet_20_Link">.</text:a><text:a xlink:type="simple" xlink:href="http://www.fge.com.pl/2015/11/niedzielne-aktualnosci-ccxxiv-po-raz.html" text:style-name="Internet_20_link" text:visited-style-name="Visited_20_Internet_20_Link">pl</text:a><text:a xlink:type="simple" xlink:href="http://www.fge.com.pl/2015/11/niedzielne-aktualnosci-ccxxiv-po-raz.html" text:style-name="Internet_20_link" text:visited-style-name="Visited_20_Internet_20_Link">/2015/11/</text:a><text:a xlink:type="simple" xlink:href="http://www.fge.com.pl/2015/11/niedzielne-aktualnosci-ccxxiv-po-raz.html" text:style-name="Internet_20_link" text:visited-style-name="Visited_20_Internet_20_Link">niedzielne</text:a><text:a xlink:type="simple" xlink:href="http://www.fge.com.pl/2015/11/niedzielne-aktualnosci-ccxxiv-po-raz.html" text:style-name="Internet_20_link" text:visited-style-name="Visited_20_Internet_20_Link">-</text:a><text:a xlink:type="simple" xlink:href="http://www.fge.com.pl/2015/11/niedzielne-aktualnosci-ccxxiv-po-raz.html" text:style-name="Internet_20_link" text:visited-style-name="Visited_20_Internet_20_Link">aktualnosci</text:a><text:a xlink:type="simple" xlink:href="http://www.fge.com.pl/2015/11/niedzielne-aktualnosci-ccxxiv-po-raz.html" text:style-name="Internet_20_link" text:visited-style-name="Visited_20_Internet_20_Link">-</text:a><text:a xlink:type="simple" xlink:href="http://www.fge.com.pl/2015/11/niedzielne-aktualnosci-ccxxiv-po-raz.html" text:style-name="Internet_20_link" text:visited-style-name="Visited_20_Internet_20_Link">ccxxiv</text:a><text:a xlink:type="simple" xlink:href="http://www.fge.com.pl/2015/11/niedzielne-aktualnosci-ccxxiv-po-raz.html" text:style-name="Internet_20_link" text:visited-style-name="Visited_20_Internet_20_Link">-</text:a><text:a xlink:type="simple" xlink:href="http://www.fge.com.pl/2015/11/niedzielne-aktualnosci-ccxxiv-po-raz.html" text:style-name="Internet_20_link" text:visited-style-name="Visited_20_Internet_20_Link">po</text:a><text:a xlink:type="simple" xlink:href="http://www.fge.com.pl/2015/11/niedzielne-aktualnosci-ccxxiv-po-raz.html" text:style-name="Internet_20_link" text:visited-style-name="Visited_20_Internet_20_Link">-</text:a><text:a xlink:type="simple" xlink:href="http://www.fge.com.pl/2015/11/niedzielne-aktualnosci-ccxxiv-po-raz.html" text:style-name="Internet_20_link" text:visited-style-name="Visited_20_Internet_20_Link">raz</text:a><text:a xlink:type="simple" xlink:href="http://www.fge.com.pl/2015/11/niedzielne-aktualnosci-ccxxiv-po-raz.html" text:style-name="Internet_20_link" text:visited-style-name="Visited_20_Internet_20_Link">.</text:a><text:a xlink:type="simple" xlink:href="http://www.fge.com.pl/2015/11/niedzielne-aktualnosci-ccxxiv-po-raz.html" text:style-name="Internet_20_link" text:visited-style-name="Visited_20_Internet_20_Link">html</text:a></text:p>
      <text:p text:style-name="P1"><text:a xlink:type="simple" xlink:href="http://www.fge.com.pl/2015/12/the-overmare-studios-fallout-equestria.html" text:style-name="Internet_20_link" text:visited-style-name="Visited_20_Internet_20_Link">http</text:a><text:a xlink:type="simple" xlink:href="http://www.fge.com.pl/2015/12/the-overmare-studios-fallout-equestria.html" text:style-name="Internet_20_link" text:visited-style-name="Visited_20_Internet_20_Link">://</text:a><text:a xlink:type="simple" xlink:href="http://www.fge.com.pl/2015/12/the-overmare-studios-fallout-equestria.html" text:style-name="Internet_20_link" text:visited-style-name="Visited_20_Internet_20_Link">www</text:a><text:a xlink:type="simple" xlink:href="http://www.fge.com.pl/2015/12/the-overmare-studios-fallout-equestria.html" text:style-name="Internet_20_link" text:visited-style-name="Visited_20_Internet_20_Link">.</text:a><text:a xlink:type="simple" xlink:href="http://www.fge.com.pl/2015/12/the-overmare-studios-fallout-equestria.html" text:style-name="Internet_20_link" text:visited-style-name="Visited_20_Internet_20_Link">fge</text:a><text:a xlink:type="simple" xlink:href="http://www.fge.com.pl/2015/12/the-overmare-studios-fallout-equestria.html" text:style-name="Internet_20_link" text:visited-style-name="Visited_20_Internet_20_Link">.</text:a><text:a xlink:type="simple" xlink:href="http://www.fge.com.pl/2015/12/the-overmare-studios-fallout-equestria.html" text:style-name="Internet_20_link" text:visited-style-name="Visited_20_Internet_20_Link">com</text:a><text:a xlink:type="simple" xlink:href="http://www.fge.com.pl/2015/12/the-overmare-studios-fallout-equestria.html" text:style-name="Internet_20_link" text:visited-style-name="Visited_20_Internet_20_Link">.</text:a><text:a xlink:type="simple" xlink:href="http://www.fge.com.pl/2015/12/the-overmare-studios-fallout-equestria.html" text:style-name="Internet_20_link" text:visited-style-name="Visited_20_Internet_20_Link">pl</text:a><text:a xlink:type="simple" xlink:href="http://www.fge.com.pl/2015/12/the-overmare-studios-fallout-equestria.html" text:style-name="Internet_20_link" text:visited-style-name="Visited_20_Internet_20_Link">/2015/12/</text:a><text:a xlink:type="simple" xlink:href="http://www.fge.com.pl/2015/12/the-overmare-studios-fallout-equestria.html" text:style-name="Internet_20_link" text:visited-style-name="Visited_20_Internet_20_Link">the</text:a><text:a xlink:type="simple" xlink:href="http://www.fge.com.pl/2015/12/the-overmare-studios-fallout-equestria.html" text:style-name="Internet_20_link" text:visited-style-name="Visited_20_Internet_20_Link">-</text:a><text:a xlink:type="simple" xlink:href="http://www.fge.com.pl/2015/12/the-overmare-studios-fallout-equestria.html" text:style-name="Internet_20_link" text:visited-style-name="Visited_20_Internet_20_Link">overmare</text:a><text:a xlink:type="simple" xlink:href="http://www.fge.com.pl/2015/12/the-overmare-studios-fallout-equestria.html" text:style-name="Internet_20_link" text:visited-style-name="Visited_20_Internet_20_Link">-</text:a><text:a xlink:type="simple" xlink:href="http://www.fge.com.pl/2015/12/the-overmare-studios-fallout-equestria.html" text:style-name="Internet_20_link" text:visited-style-name="Visited_20_Internet_20_Link">studios</text:a><text:a xlink:type="simple" xlink:href="http://www.fge.com.pl/2015/12/the-overmare-studios-fallout-equestria.html" text:style-name="Internet_20_link" text:visited-style-name="Visited_20_Internet_20_Link">-</text:a><text:a xlink:type="simple" xlink:href="http://www.fge.com.pl/2015/12/the-overmare-studios-fallout-equestria.html" text:style-name="Internet_20_link" text:visited-style-name="Visited_20_Internet_20_Link">fallout</text:a><text:a xlink:type="simple" xlink:href="http://www.fge.com.pl/2015/12/the-overmare-studios-fallout-equestria.html" text:style-name="Internet_20_link" text:visited-style-name="Visited_20_Internet_20_Link">-</text:a><text:a xlink:type="simple" xlink:href="http://www.fge.com.pl/2015/12/the-overmare-studios-fallout-equestria.html" text:style-name="Internet_20_link" text:visited-style-name="Visited_20_Internet_20_Link">equestria</text:a><text:a xlink:type="simple" xlink:href="http://www.fge.com.pl/2015/12/the-overmare-studios-fallout-equestria.html" text:style-name="Internet_20_link" text:visited-style-name="Visited_20_Internet_20_Link">.</text:a><text:a xlink:type="simple" xlink:href="http://www.fge.com.pl/2015/12/the-overmare-studios-fallout-equestria.html" text:style-name="Internet_20_link" text:visited-style-name="Visited_20_Internet_20_Link">html</text:a></text:p>
      <text:p text:style-name="P1"/>
      <text:p text:style-name="P1">Overmare Studio dalej kontynuuje swą syzyfową pracę na rzecz ukończenia prawdziwej gry opartej o „Fallout: Equestria”. Są poprawki w animacjach, w sterowaniu, nowe modele, generalnie gratki dla każdego zapaleńca, który wyczekuje informacji o tym projekcie.</text:p>
      <text:p text:style-name="P1"/>
      <text:p text:style-name="P1">Wieści niezgrupowane</text:p>
      <text:p text:style-name="P1"><text:soft-page-break/><text:a xlink:type="simple" xlink:href="http://www.fge.com.pl/2015/10/thems-fightin-herds.html" text:style-name="Internet_20_link" text:visited-style-name="Visited_20_Internet_20_Link">http</text:a><text:a xlink:type="simple" xlink:href="http://www.fge.com.pl/2015/10/thems-fightin-herds.html" text:style-name="Internet_20_link" text:visited-style-name="Visited_20_Internet_20_Link">://</text:a><text:a xlink:type="simple" xlink:href="http://www.fge.com.pl/2015/10/thems-fightin-herds.html" text:style-name="Internet_20_link" text:visited-style-name="Visited_20_Internet_20_Link">www</text:a><text:a xlink:type="simple" xlink:href="http://www.fge.com.pl/2015/10/thems-fightin-herds.html" text:style-name="Internet_20_link" text:visited-style-name="Visited_20_Internet_20_Link">.</text:a><text:a xlink:type="simple" xlink:href="http://www.fge.com.pl/2015/10/thems-fightin-herds.html" text:style-name="Internet_20_link" text:visited-style-name="Visited_20_Internet_20_Link">fge</text:a><text:a xlink:type="simple" xlink:href="http://www.fge.com.pl/2015/10/thems-fightin-herds.html" text:style-name="Internet_20_link" text:visited-style-name="Visited_20_Internet_20_Link">.</text:a><text:a xlink:type="simple" xlink:href="http://www.fge.com.pl/2015/10/thems-fightin-herds.html" text:style-name="Internet_20_link" text:visited-style-name="Visited_20_Internet_20_Link">com</text:a><text:a xlink:type="simple" xlink:href="http://www.fge.com.pl/2015/10/thems-fightin-herds.html" text:style-name="Internet_20_link" text:visited-style-name="Visited_20_Internet_20_Link">.</text:a><text:a xlink:type="simple" xlink:href="http://www.fge.com.pl/2015/10/thems-fightin-herds.html" text:style-name="Internet_20_link" text:visited-style-name="Visited_20_Internet_20_Link">pl</text:a><text:a xlink:type="simple" xlink:href="http://www.fge.com.pl/2015/10/thems-fightin-herds.html" text:style-name="Internet_20_link" text:visited-style-name="Visited_20_Internet_20_Link">/2015/10/</text:a><text:a xlink:type="simple" xlink:href="http://www.fge.com.pl/2015/10/thems-fightin-herds.html" text:style-name="Internet_20_link" text:visited-style-name="Visited_20_Internet_20_Link">thems</text:a><text:a xlink:type="simple" xlink:href="http://www.fge.com.pl/2015/10/thems-fightin-herds.html" text:style-name="Internet_20_link" text:visited-style-name="Visited_20_Internet_20_Link">-</text:a><text:a xlink:type="simple" xlink:href="http://www.fge.com.pl/2015/10/thems-fightin-herds.html" text:style-name="Internet_20_link" text:visited-style-name="Visited_20_Internet_20_Link">fightin</text:a><text:a xlink:type="simple" xlink:href="http://www.fge.com.pl/2015/10/thems-fightin-herds.html" text:style-name="Internet_20_link" text:visited-style-name="Visited_20_Internet_20_Link">-</text:a><text:a xlink:type="simple" xlink:href="http://www.fge.com.pl/2015/10/thems-fightin-herds.html" text:style-name="Internet_20_link" text:visited-style-name="Visited_20_Internet_20_Link">herds</text:a><text:a xlink:type="simple" xlink:href="http://www.fge.com.pl/2015/10/thems-fightin-herds.html" text:style-name="Internet_20_link" text:visited-style-name="Visited_20_Internet_20_Link">.</text:a><text:a xlink:type="simple" xlink:href="http://www.fge.com.pl/2015/10/thems-fightin-herds.html" text:style-name="Internet_20_link" text:visited-style-name="Visited_20_Internet_20_Link">html</text:a></text:p>
      <text:p text:style-name="P1"/>
      <text:p text:style-name="P1">Twórcy „Them’s Fightin’ Herds” zebrali wymaganą ilość pieniędzy na tworzenie swej produkcji. Ta bijatyka oparta o stare „Fighting is Magic” może zabrać nam sporo wolnego czasu oraz wielce nas zasmucić, że jednak nie ma tam kucyków.</text:p>
      <text:p text:style-name="P1"/>
      <text:p text:style-name="P1"><text:a xlink:type="simple" xlink:href="http://www.fge.com.pl/2015/10/misiek200m-prawdopodobny-koniec-kariery.html" text:style-name="Internet_20_link" text:visited-style-name="Visited_20_Internet_20_Link">http</text:a><text:a xlink:type="simple" xlink:href="http://www.fge.com.pl/2015/10/misiek200m-prawdopodobny-koniec-kariery.html" text:style-name="Internet_20_link" text:visited-style-name="Visited_20_Internet_20_Link">://</text:a><text:a xlink:type="simple" xlink:href="http://www.fge.com.pl/2015/10/misiek200m-prawdopodobny-koniec-kariery.html" text:style-name="Internet_20_link" text:visited-style-name="Visited_20_Internet_20_Link">www</text:a><text:a xlink:type="simple" xlink:href="http://www.fge.com.pl/2015/10/misiek200m-prawdopodobny-koniec-kariery.html" text:style-name="Internet_20_link" text:visited-style-name="Visited_20_Internet_20_Link">.</text:a><text:a xlink:type="simple" xlink:href="http://www.fge.com.pl/2015/10/misiek200m-prawdopodobny-koniec-kariery.html" text:style-name="Internet_20_link" text:visited-style-name="Visited_20_Internet_20_Link">fge</text:a><text:a xlink:type="simple" xlink:href="http://www.fge.com.pl/2015/10/misiek200m-prawdopodobny-koniec-kariery.html" text:style-name="Internet_20_link" text:visited-style-name="Visited_20_Internet_20_Link">.</text:a><text:a xlink:type="simple" xlink:href="http://www.fge.com.pl/2015/10/misiek200m-prawdopodobny-koniec-kariery.html" text:style-name="Internet_20_link" text:visited-style-name="Visited_20_Internet_20_Link">com</text:a><text:a xlink:type="simple" xlink:href="http://www.fge.com.pl/2015/10/misiek200m-prawdopodobny-koniec-kariery.html" text:style-name="Internet_20_link" text:visited-style-name="Visited_20_Internet_20_Link">.</text:a><text:a xlink:type="simple" xlink:href="http://www.fge.com.pl/2015/10/misiek200m-prawdopodobny-koniec-kariery.html" text:style-name="Internet_20_link" text:visited-style-name="Visited_20_Internet_20_Link">pl</text:a><text:a xlink:type="simple" xlink:href="http://www.fge.com.pl/2015/10/misiek200m-prawdopodobny-koniec-kariery.html" text:style-name="Internet_20_link" text:visited-style-name="Visited_20_Internet_20_Link">/2015/10/</text:a><text:a xlink:type="simple" xlink:href="http://www.fge.com.pl/2015/10/misiek200m-prawdopodobny-koniec-kariery.html" text:style-name="Internet_20_link" text:visited-style-name="Visited_20_Internet_20_Link">misiek</text:a><text:a xlink:type="simple" xlink:href="http://www.fge.com.pl/2015/10/misiek200m-prawdopodobny-koniec-kariery.html" text:style-name="Internet_20_link" text:visited-style-name="Visited_20_Internet_20_Link">200</text:a><text:a xlink:type="simple" xlink:href="http://www.fge.com.pl/2015/10/misiek200m-prawdopodobny-koniec-kariery.html" text:style-name="Internet_20_link" text:visited-style-name="Visited_20_Internet_20_Link">m</text:a><text:a xlink:type="simple" xlink:href="http://www.fge.com.pl/2015/10/misiek200m-prawdopodobny-koniec-kariery.html" text:style-name="Internet_20_link" text:visited-style-name="Visited_20_Internet_20_Link">-</text:a><text:a xlink:type="simple" xlink:href="http://www.fge.com.pl/2015/10/misiek200m-prawdopodobny-koniec-kariery.html" text:style-name="Internet_20_link" text:visited-style-name="Visited_20_Internet_20_Link">prawdopodobny</text:a><text:a xlink:type="simple" xlink:href="http://www.fge.com.pl/2015/10/misiek200m-prawdopodobny-koniec-kariery.html" text:style-name="Internet_20_link" text:visited-style-name="Visited_20_Internet_20_Link">-</text:a><text:a xlink:type="simple" xlink:href="http://www.fge.com.pl/2015/10/misiek200m-prawdopodobny-koniec-kariery.html" text:style-name="Internet_20_link" text:visited-style-name="Visited_20_Internet_20_Link">koniec</text:a><text:a xlink:type="simple" xlink:href="http://www.fge.com.pl/2015/10/misiek200m-prawdopodobny-koniec-kariery.html" text:style-name="Internet_20_link" text:visited-style-name="Visited_20_Internet_20_Link">-</text:a><text:a xlink:type="simple" xlink:href="http://www.fge.com.pl/2015/10/misiek200m-prawdopodobny-koniec-kariery.html" text:style-name="Internet_20_link" text:visited-style-name="Visited_20_Internet_20_Link">kariery</text:a><text:a xlink:type="simple" xlink:href="http://www.fge.com.pl/2015/10/misiek200m-prawdopodobny-koniec-kariery.html" text:style-name="Internet_20_link" text:visited-style-name="Visited_20_Internet_20_Link">.</text:a><text:a xlink:type="simple" xlink:href="http://www.fge.com.pl/2015/10/misiek200m-prawdopodobny-koniec-kariery.html" text:style-name="Internet_20_link" text:visited-style-name="Visited_20_Internet_20_Link">html</text:a></text:p>
      <text:p text:style-name="P1"/>
      <text:p text:style-name="P1">Osoba wielce zasłużona, jeśli chodzi o „lektorowanie” fanfików – misiek200m prawdopodobnie kończy karierę. Tym, którym jego słuchane dzieła wielce służyły, będą musieli przełknąć tę gorzką pigułkę.</text:p>
      <text:p text:style-name="P1"/>
      <text:p text:style-name="P1"><text:a xlink:type="simple" xlink:href="http://www.fge.com.pl/2015/10/komiks-my-little-pony-friendship-is_28.html" text:style-name="Internet_20_link" text:visited-style-name="Visited_20_Internet_20_Link">http</text:a><text:a xlink:type="simple" xlink:href="http://www.fge.com.pl/2015/10/komiks-my-little-pony-friendship-is_28.html" text:style-name="Internet_20_link" text:visited-style-name="Visited_20_Internet_20_Link">://</text:a><text:a xlink:type="simple" xlink:href="http://www.fge.com.pl/2015/10/komiks-my-little-pony-friendship-is_28.html" text:style-name="Internet_20_link" text:visited-style-name="Visited_20_Internet_20_Link">www</text:a><text:a xlink:type="simple" xlink:href="http://www.fge.com.pl/2015/10/komiks-my-little-pony-friendship-is_28.html" text:style-name="Internet_20_link" text:visited-style-name="Visited_20_Internet_20_Link">.</text:a><text:a xlink:type="simple" xlink:href="http://www.fge.com.pl/2015/10/komiks-my-little-pony-friendship-is_28.html" text:style-name="Internet_20_link" text:visited-style-name="Visited_20_Internet_20_Link">fge</text:a><text:a xlink:type="simple" xlink:href="http://www.fge.com.pl/2015/10/komiks-my-little-pony-friendship-is_28.html" text:style-name="Internet_20_link" text:visited-style-name="Visited_20_Internet_20_Link">.</text:a><text:a xlink:type="simple" xlink:href="http://www.fge.com.pl/2015/10/komiks-my-little-pony-friendship-is_28.html" text:style-name="Internet_20_link" text:visited-style-name="Visited_20_Internet_20_Link">com</text:a><text:a xlink:type="simple" xlink:href="http://www.fge.com.pl/2015/10/komiks-my-little-pony-friendship-is_28.html" text:style-name="Internet_20_link" text:visited-style-name="Visited_20_Internet_20_Link">.</text:a><text:a xlink:type="simple" xlink:href="http://www.fge.com.pl/2015/10/komiks-my-little-pony-friendship-is_28.html" text:style-name="Internet_20_link" text:visited-style-name="Visited_20_Internet_20_Link">pl</text:a><text:a xlink:type="simple" xlink:href="http://www.fge.com.pl/2015/10/komiks-my-little-pony-friendship-is_28.html" text:style-name="Internet_20_link" text:visited-style-name="Visited_20_Internet_20_Link">/2015/10/</text:a><text:a xlink:type="simple" xlink:href="http://www.fge.com.pl/2015/10/komiks-my-little-pony-friendship-is_28.html" text:style-name="Internet_20_link" text:visited-style-name="Visited_20_Internet_20_Link">komiks</text:a><text:a xlink:type="simple" xlink:href="http://www.fge.com.pl/2015/10/komiks-my-little-pony-friendship-is_28.html" text:style-name="Internet_20_link" text:visited-style-name="Visited_20_Internet_20_Link">-</text:a><text:a xlink:type="simple" xlink:href="http://www.fge.com.pl/2015/10/komiks-my-little-pony-friendship-is_28.html" text:style-name="Internet_20_link" text:visited-style-name="Visited_20_Internet_20_Link">my</text:a><text:a xlink:type="simple" xlink:href="http://www.fge.com.pl/2015/10/komiks-my-little-pony-friendship-is_28.html" text:style-name="Internet_20_link" text:visited-style-name="Visited_20_Internet_20_Link">-</text:a><text:a xlink:type="simple" xlink:href="http://www.fge.com.pl/2015/10/komiks-my-little-pony-friendship-is_28.html" text:style-name="Internet_20_link" text:visited-style-name="Visited_20_Internet_20_Link">little</text:a><text:a xlink:type="simple" xlink:href="http://www.fge.com.pl/2015/10/komiks-my-little-pony-friendship-is_28.html" text:style-name="Internet_20_link" text:visited-style-name="Visited_20_Internet_20_Link">-</text:a><text:a xlink:type="simple" xlink:href="http://www.fge.com.pl/2015/10/komiks-my-little-pony-friendship-is_28.html" text:style-name="Internet_20_link" text:visited-style-name="Visited_20_Internet_20_Link">pony</text:a><text:a xlink:type="simple" xlink:href="http://www.fge.com.pl/2015/10/komiks-my-little-pony-friendship-is_28.html" text:style-name="Internet_20_link" text:visited-style-name="Visited_20_Internet_20_Link">-</text:a><text:a xlink:type="simple" xlink:href="http://www.fge.com.pl/2015/10/komiks-my-little-pony-friendship-is_28.html" text:style-name="Internet_20_link" text:visited-style-name="Visited_20_Internet_20_Link">friendship</text:a><text:a xlink:type="simple" xlink:href="http://www.fge.com.pl/2015/10/komiks-my-little-pony-friendship-is_28.html" text:style-name="Internet_20_link" text:visited-style-name="Visited_20_Internet_20_Link">-</text:a><text:a xlink:type="simple" xlink:href="http://www.fge.com.pl/2015/10/komiks-my-little-pony-friendship-is_28.html" text:style-name="Internet_20_link" text:visited-style-name="Visited_20_Internet_20_Link">is</text:a><text:a xlink:type="simple" xlink:href="http://www.fge.com.pl/2015/10/komiks-my-little-pony-friendship-is_28.html" text:style-name="Internet_20_link" text:visited-style-name="Visited_20_Internet_20_Link">_28.</text:a><text:a xlink:type="simple" xlink:href="http://www.fge.com.pl/2015/10/komiks-my-little-pony-friendship-is_28.html" text:style-name="Internet_20_link" text:visited-style-name="Visited_20_Internet_20_Link">html</text:a></text:p>
      <text:p text:style-name="P1"/>
      <text:p text:style-name="P1">Z przyjemnością informuję, że 18 listopada miała miejsce premiera trzeciego tomu komiksów MLP w języku polskim. I naprawdę nie ma co więcej o tym pisać, kupować i czytać!</text:p>
      <text:p text:style-name="P1"/>
      <text:p text:style-name="P1"><text:a xlink:type="simple" xlink:href="http://www.fge.com.pl/2015/11/koniec-kucykowych-animacji-od.html" text:style-name="Internet_20_link" text:visited-style-name="Visited_20_Internet_20_Link">http</text:a><text:a xlink:type="simple" xlink:href="http://www.fge.com.pl/2015/11/koniec-kucykowych-animacji-od.html" text:style-name="Internet_20_link" text:visited-style-name="Visited_20_Internet_20_Link">://</text:a><text:a xlink:type="simple" xlink:href="http://www.fge.com.pl/2015/11/koniec-kucykowych-animacji-od.html" text:style-name="Internet_20_link" text:visited-style-name="Visited_20_Internet_20_Link">www</text:a><text:a xlink:type="simple" xlink:href="http://www.fge.com.pl/2015/11/koniec-kucykowych-animacji-od.html" text:style-name="Internet_20_link" text:visited-style-name="Visited_20_Internet_20_Link">.</text:a><text:a xlink:type="simple" xlink:href="http://www.fge.com.pl/2015/11/koniec-kucykowych-animacji-od.html" text:style-name="Internet_20_link" text:visited-style-name="Visited_20_Internet_20_Link">fge</text:a><text:a xlink:type="simple" xlink:href="http://www.fge.com.pl/2015/11/koniec-kucykowych-animacji-od.html" text:style-name="Internet_20_link" text:visited-style-name="Visited_20_Internet_20_Link">.</text:a><text:a xlink:type="simple" xlink:href="http://www.fge.com.pl/2015/11/koniec-kucykowych-animacji-od.html" text:style-name="Internet_20_link" text:visited-style-name="Visited_20_Internet_20_Link">com</text:a><text:a xlink:type="simple" xlink:href="http://www.fge.com.pl/2015/11/koniec-kucykowych-animacji-od.html" text:style-name="Internet_20_link" text:visited-style-name="Visited_20_Internet_20_Link">.</text:a><text:a xlink:type="simple" xlink:href="http://www.fge.com.pl/2015/11/koniec-kucykowych-animacji-od.html" text:style-name="Internet_20_link" text:visited-style-name="Visited_20_Internet_20_Link">pl</text:a><text:a xlink:type="simple" xlink:href="http://www.fge.com.pl/2015/11/koniec-kucykowych-animacji-od.html" text:style-name="Internet_20_link" text:visited-style-name="Visited_20_Internet_20_Link">/2015/11/</text:a><text:a xlink:type="simple" xlink:href="http://www.fge.com.pl/2015/11/koniec-kucykowych-animacji-od.html" text:style-name="Internet_20_link" text:visited-style-name="Visited_20_Internet_20_Link">koniec</text:a><text:a xlink:type="simple" xlink:href="http://www.fge.com.pl/2015/11/koniec-kucykowych-animacji-od.html" text:style-name="Internet_20_link" text:visited-style-name="Visited_20_Internet_20_Link">-</text:a><text:a xlink:type="simple" xlink:href="http://www.fge.com.pl/2015/11/koniec-kucykowych-animacji-od.html" text:style-name="Internet_20_link" text:visited-style-name="Visited_20_Internet_20_Link">kucykowych</text:a><text:a xlink:type="simple" xlink:href="http://www.fge.com.pl/2015/11/koniec-kucykowych-animacji-od.html" text:style-name="Internet_20_link" text:visited-style-name="Visited_20_Internet_20_Link">-</text:a><text:a xlink:type="simple" xlink:href="http://www.fge.com.pl/2015/11/koniec-kucykowych-animacji-od.html" text:style-name="Internet_20_link" text:visited-style-name="Visited_20_Internet_20_Link">animacji</text:a><text:a xlink:type="simple" xlink:href="http://www.fge.com.pl/2015/11/koniec-kucykowych-animacji-od.html" text:style-name="Internet_20_link" text:visited-style-name="Visited_20_Internet_20_Link">-</text:a><text:a xlink:type="simple" xlink:href="http://www.fge.com.pl/2015/11/koniec-kucykowych-animacji-od.html" text:style-name="Internet_20_link" text:visited-style-name="Visited_20_Internet_20_Link">od</text:a><text:a xlink:type="simple" xlink:href="http://www.fge.com.pl/2015/11/koniec-kucykowych-animacji-od.html" text:style-name="Internet_20_link" text:visited-style-name="Visited_20_Internet_20_Link">.</text:a><text:a xlink:type="simple" xlink:href="http://www.fge.com.pl/2015/11/koniec-kucykowych-animacji-od.html" text:style-name="Internet_20_link" text:visited-style-name="Visited_20_Internet_20_Link">html</text:a></text:p>
      <text:p text:style-name="P1"/>
      <text:p text:style-name="P1">Niestety, to koniec przygód Button Masha oraz dziarskiej garstki animatorów, którzy uczynili fandom bardziej uśmiechniętym. JanAnimation w walce z prawnikami Hasbro poniósł klęskę. </text:p>
      <text:p text:style-name="P1"/>
      <text:p text:style-name="P1"><text:a xlink:type="simple" xlink:href="http://www.fge.com.pl/2015/12/ankieta-dotyczaca-kondycji-fandomu-mlp.html" text:style-name="Internet_20_link" text:visited-style-name="Visited_20_Internet_20_Link">http</text:a><text:a xlink:type="simple" xlink:href="http://www.fge.com.pl/2015/12/ankieta-dotyczaca-kondycji-fandomu-mlp.html" text:style-name="Internet_20_link" text:visited-style-name="Visited_20_Internet_20_Link">://</text:a><text:a xlink:type="simple" xlink:href="http://www.fge.com.pl/2015/12/ankieta-dotyczaca-kondycji-fandomu-mlp.html" text:style-name="Internet_20_link" text:visited-style-name="Visited_20_Internet_20_Link">www</text:a><text:a xlink:type="simple" xlink:href="http://www.fge.com.pl/2015/12/ankieta-dotyczaca-kondycji-fandomu-mlp.html" text:style-name="Internet_20_link" text:visited-style-name="Visited_20_Internet_20_Link">.</text:a><text:a xlink:type="simple" xlink:href="http://www.fge.com.pl/2015/12/ankieta-dotyczaca-kondycji-fandomu-mlp.html" text:style-name="Internet_20_link" text:visited-style-name="Visited_20_Internet_20_Link">fge</text:a><text:a xlink:type="simple" xlink:href="http://www.fge.com.pl/2015/12/ankieta-dotyczaca-kondycji-fandomu-mlp.html" text:style-name="Internet_20_link" text:visited-style-name="Visited_20_Internet_20_Link">.</text:a><text:a xlink:type="simple" xlink:href="http://www.fge.com.pl/2015/12/ankieta-dotyczaca-kondycji-fandomu-mlp.html" text:style-name="Internet_20_link" text:visited-style-name="Visited_20_Internet_20_Link">com</text:a><text:a xlink:type="simple" xlink:href="http://www.fge.com.pl/2015/12/ankieta-dotyczaca-kondycji-fandomu-mlp.html" text:style-name="Internet_20_link" text:visited-style-name="Visited_20_Internet_20_Link">.</text:a><text:a xlink:type="simple" xlink:href="http://www.fge.com.pl/2015/12/ankieta-dotyczaca-kondycji-fandomu-mlp.html" text:style-name="Internet_20_link" text:visited-style-name="Visited_20_Internet_20_Link">pl</text:a><text:a xlink:type="simple" xlink:href="http://www.fge.com.pl/2015/12/ankieta-dotyczaca-kondycji-fandomu-mlp.html" text:style-name="Internet_20_link" text:visited-style-name="Visited_20_Internet_20_Link">/2015/12/</text:a><text:a xlink:type="simple" xlink:href="http://www.fge.com.pl/2015/12/ankieta-dotyczaca-kondycji-fandomu-mlp.html" text:style-name="Internet_20_link" text:visited-style-name="Visited_20_Internet_20_Link">ankieta</text:a><text:a xlink:type="simple" xlink:href="http://www.fge.com.pl/2015/12/ankieta-dotyczaca-kondycji-fandomu-mlp.html" text:style-name="Internet_20_link" text:visited-style-name="Visited_20_Internet_20_Link">-</text:a><text:a xlink:type="simple" xlink:href="http://www.fge.com.pl/2015/12/ankieta-dotyczaca-kondycji-fandomu-mlp.html" text:style-name="Internet_20_link" text:visited-style-name="Visited_20_Internet_20_Link">dotyczaca</text:a><text:a xlink:type="simple" xlink:href="http://www.fge.com.pl/2015/12/ankieta-dotyczaca-kondycji-fandomu-mlp.html" text:style-name="Internet_20_link" text:visited-style-name="Visited_20_Internet_20_Link">-</text:a><text:a xlink:type="simple" xlink:href="http://www.fge.com.pl/2015/12/ankieta-dotyczaca-kondycji-fandomu-mlp.html" text:style-name="Internet_20_link" text:visited-style-name="Visited_20_Internet_20_Link">kondycji</text:a><text:a xlink:type="simple" xlink:href="http://www.fge.com.pl/2015/12/ankieta-dotyczaca-kondycji-fandomu-mlp.html" text:style-name="Internet_20_link" text:visited-style-name="Visited_20_Internet_20_Link">-</text:a><text:a xlink:type="simple" xlink:href="http://www.fge.com.pl/2015/12/ankieta-dotyczaca-kondycji-fandomu-mlp.html" text:style-name="Internet_20_link" text:visited-style-name="Visited_20_Internet_20_Link">fandomu</text:a><text:a xlink:type="simple" xlink:href="http://www.fge.com.pl/2015/12/ankieta-dotyczaca-kondycji-fandomu-mlp.html" text:style-name="Internet_20_link" text:visited-style-name="Visited_20_Internet_20_Link">-</text:a><text:a xlink:type="simple" xlink:href="http://www.fge.com.pl/2015/12/ankieta-dotyczaca-kondycji-fandomu-mlp.html" text:style-name="Internet_20_link" text:visited-style-name="Visited_20_Internet_20_Link">mlp</text:a><text:a xlink:type="simple" xlink:href="http://www.fge.com.pl/2015/12/ankieta-dotyczaca-kondycji-fandomu-mlp.html" text:style-name="Internet_20_link" text:visited-style-name="Visited_20_Internet_20_Link">.</text:a><text:a xlink:type="simple" xlink:href="http://www.fge.com.pl/2015/12/ankieta-dotyczaca-kondycji-fandomu-mlp.html" text:style-name="Internet_20_link" text:visited-style-name="Visited_20_Internet_20_Link">html</text:a></text:p>
      <text:p text:style-name="P1"/>
      <text:p text:style-name="P1">Fandom umiera czy nie umiera, oto jest pytanie. Chcemy znać odpowiedzi OD WAS. Dlatego też zagłosujcie w tej ankiecie. Inicjatywa ta ma na celu poznanie problemów trapiących fandom oraz generalne zbadanie opinii bronies na różne tematy powiązane z lokalną sceną. </text:p>
      <text:p text:style-name="P1"/>
      <text:p text:style-name="P1">Wieści muzyczne dla kinga</text:p>
      <text:p text:style-name="P1"><text:a xlink:type="simple" xlink:href="http://www.fge.com.pl/2015/10/projekt-charity-bits.html" text:style-name="Internet_20_link" text:visited-style-name="Visited_20_Internet_20_Link">http</text:a><text:a xlink:type="simple" xlink:href="http://www.fge.com.pl/2015/10/projekt-charity-bits.html" text:style-name="Internet_20_link" text:visited-style-name="Visited_20_Internet_20_Link">://</text:a><text:a xlink:type="simple" xlink:href="http://www.fge.com.pl/2015/10/projekt-charity-bits.html" text:style-name="Internet_20_link" text:visited-style-name="Visited_20_Internet_20_Link">www</text:a><text:a xlink:type="simple" xlink:href="http://www.fge.com.pl/2015/10/projekt-charity-bits.html" text:style-name="Internet_20_link" text:visited-style-name="Visited_20_Internet_20_Link">.</text:a><text:a xlink:type="simple" xlink:href="http://www.fge.com.pl/2015/10/projekt-charity-bits.html" text:style-name="Internet_20_link" text:visited-style-name="Visited_20_Internet_20_Link">fge</text:a><text:a xlink:type="simple" xlink:href="http://www.fge.com.pl/2015/10/projekt-charity-bits.html" text:style-name="Internet_20_link" text:visited-style-name="Visited_20_Internet_20_Link">.</text:a><text:a xlink:type="simple" xlink:href="http://www.fge.com.pl/2015/10/projekt-charity-bits.html" text:style-name="Internet_20_link" text:visited-style-name="Visited_20_Internet_20_Link">com</text:a><text:a xlink:type="simple" xlink:href="http://www.fge.com.pl/2015/10/projekt-charity-bits.html" text:style-name="Internet_20_link" text:visited-style-name="Visited_20_Internet_20_Link">.</text:a><text:a xlink:type="simple" xlink:href="http://www.fge.com.pl/2015/10/projekt-charity-bits.html" text:style-name="Internet_20_link" text:visited-style-name="Visited_20_Internet_20_Link">pl</text:a><text:a xlink:type="simple" xlink:href="http://www.fge.com.pl/2015/10/projekt-charity-bits.html" text:style-name="Internet_20_link" text:visited-style-name="Visited_20_Internet_20_Link">/2015/10/</text:a><text:a xlink:type="simple" xlink:href="http://www.fge.com.pl/2015/10/projekt-charity-bits.html" text:style-name="Internet_20_link" text:visited-style-name="Visited_20_Internet_20_Link">projekt</text:a><text:a xlink:type="simple" xlink:href="http://www.fge.com.pl/2015/10/projekt-charity-bits.html" text:style-name="Internet_20_link" text:visited-style-name="Visited_20_Internet_20_Link">-</text:a><text:a xlink:type="simple" xlink:href="http://www.fge.com.pl/2015/10/projekt-charity-bits.html" text:style-name="Internet_20_link" text:visited-style-name="Visited_20_Internet_20_Link">charity</text:a><text:a xlink:type="simple" xlink:href="http://www.fge.com.pl/2015/10/projekt-charity-bits.html" text:style-name="Internet_20_link" text:visited-style-name="Visited_20_Internet_20_Link">-</text:a><text:a xlink:type="simple" xlink:href="http://www.fge.com.pl/2015/10/projekt-charity-bits.html" text:style-name="Internet_20_link" text:visited-style-name="Visited_20_Internet_20_Link">bits</text:a><text:a xlink:type="simple" xlink:href="http://www.fge.com.pl/2015/10/projekt-charity-bits.html" text:style-name="Internet_20_link" text:visited-style-name="Visited_20_Internet_20_Link">.</text:a><text:a xlink:type="simple" xlink:href="http://www.fge.com.pl/2015/10/projekt-charity-bits.html" text:style-name="Internet_20_link" text:visited-style-name="Visited_20_Internet_20_Link">html</text:a></text:p>
      <text:p text:style-name="P1"><text:a xlink:type="simple" xlink:href="http://www.fge.com.pl/2015/11/its-pony-kind-of-christmas-pena-piosenka.html" text:style-name="Internet_20_link" text:visited-style-name="Visited_20_Internet_20_Link">http</text:a><text:a xlink:type="simple" xlink:href="http://www.fge.com.pl/2015/11/its-pony-kind-of-christmas-pena-piosenka.html" text:style-name="Internet_20_link" text:visited-style-name="Visited_20_Internet_20_Link">://</text:a><text:a xlink:type="simple" xlink:href="http://www.fge.com.pl/2015/11/its-pony-kind-of-christmas-pena-piosenka.html" text:style-name="Internet_20_link" text:visited-style-name="Visited_20_Internet_20_Link">www</text:a><text:a xlink:type="simple" xlink:href="http://www.fge.com.pl/2015/11/its-pony-kind-of-christmas-pena-piosenka.html" text:style-name="Internet_20_link" text:visited-style-name="Visited_20_Internet_20_Link">.</text:a><text:a xlink:type="simple" xlink:href="http://www.fge.com.pl/2015/11/its-pony-kind-of-christmas-pena-piosenka.html" text:style-name="Internet_20_link" text:visited-style-name="Visited_20_Internet_20_Link">fge</text:a><text:a xlink:type="simple" xlink:href="http://www.fge.com.pl/2015/11/its-pony-kind-of-christmas-pena-piosenka.html" text:style-name="Internet_20_link" text:visited-style-name="Visited_20_Internet_20_Link">.</text:a><text:a xlink:type="simple" xlink:href="http://www.fge.com.pl/2015/11/its-pony-kind-of-christmas-pena-piosenka.html" text:style-name="Internet_20_link" text:visited-style-name="Visited_20_Internet_20_Link">com</text:a><text:a xlink:type="simple" xlink:href="http://www.fge.com.pl/2015/11/its-pony-kind-of-christmas-pena-piosenka.html" text:style-name="Internet_20_link" text:visited-style-name="Visited_20_Internet_20_Link">.</text:a><text:a xlink:type="simple" xlink:href="http://www.fge.com.pl/2015/11/its-pony-kind-of-christmas-pena-piosenka.html" text:style-name="Internet_20_link" text:visited-style-name="Visited_20_Internet_20_Link">pl</text:a><text:a xlink:type="simple" xlink:href="http://www.fge.com.pl/2015/11/its-pony-kind-of-christmas-pena-piosenka.html" text:style-name="Internet_20_link" text:visited-style-name="Visited_20_Internet_20_Link">/2015/11/</text:a><text:a xlink:type="simple" xlink:href="http://www.fge.com.pl/2015/11/its-pony-kind-of-christmas-pena-piosenka.html" text:style-name="Internet_20_link" text:visited-style-name="Visited_20_Internet_20_Link">its</text:a><text:a xlink:type="simple" xlink:href="http://www.fge.com.pl/2015/11/its-pony-kind-of-christmas-pena-piosenka.html" text:style-name="Internet_20_link" text:visited-style-name="Visited_20_Internet_20_Link">-</text:a><text:a xlink:type="simple" xlink:href="http://www.fge.com.pl/2015/11/its-pony-kind-of-christmas-pena-piosenka.html" text:style-name="Internet_20_link" text:visited-style-name="Visited_20_Internet_20_Link">pony</text:a><text:a xlink:type="simple" xlink:href="http://www.fge.com.pl/2015/11/its-pony-kind-of-christmas-pena-piosenka.html" text:style-name="Internet_20_link" text:visited-style-name="Visited_20_Internet_20_Link">-</text:a><text:a xlink:type="simple" xlink:href="http://www.fge.com.pl/2015/11/its-pony-kind-of-christmas-pena-piosenka.html" text:style-name="Internet_20_link" text:visited-style-name="Visited_20_Internet_20_Link">kind</text:a><text:a xlink:type="simple" xlink:href="http://www.fge.com.pl/2015/11/its-pony-kind-of-christmas-pena-piosenka.html" text:style-name="Internet_20_link" text:visited-style-name="Visited_20_Internet_20_Link">-</text:a><text:a xlink:type="simple" xlink:href="http://www.fge.com.pl/2015/11/its-pony-kind-of-christmas-pena-piosenka.html" text:style-name="Internet_20_link" text:visited-style-name="Visited_20_Internet_20_Link">of</text:a><text:a xlink:type="simple" xlink:href="http://www.fge.com.pl/2015/11/its-pony-kind-of-christmas-pena-piosenka.html" text:style-name="Internet_20_link" text:visited-style-name="Visited_20_Internet_20_Link">-</text:a><text:a xlink:type="simple" xlink:href="http://www.fge.com.pl/2015/11/its-pony-kind-of-christmas-pena-piosenka.html" text:style-name="Internet_20_link" text:visited-style-name="Visited_20_Internet_20_Link">christmas</text:a><text:a xlink:type="simple" xlink:href="http://www.fge.com.pl/2015/11/its-pony-kind-of-christmas-pena-piosenka.html" text:style-name="Internet_20_link" text:visited-style-name="Visited_20_Internet_20_Link">-</text:a><text:a xlink:type="simple" xlink:href="http://www.fge.com.pl/2015/11/its-pony-kind-of-christmas-pena-piosenka.html" text:style-name="Internet_20_link" text:visited-style-name="Visited_20_Internet_20_Link">pena</text:a><text:a xlink:type="simple" xlink:href="http://www.fge.com.pl/2015/11/its-pony-kind-of-christmas-pena-piosenka.html" text:style-name="Internet_20_link" text:visited-style-name="Visited_20_Internet_20_Link">-</text:a><text:a xlink:type="simple" xlink:href="http://www.fge.com.pl/2015/11/its-pony-kind-of-christmas-pena-piosenka.html" text:style-name="Internet_20_link" text:visited-style-name="Visited_20_Internet_20_Link">piosenka</text:a><text:a xlink:type="simple" xlink:href="http://www.fge.com.pl/2015/11/its-pony-kind-of-christmas-pena-piosenka.html" text:style-name="Internet_20_link" text:visited-style-name="Visited_20_Internet_20_Link">.</text:a><text:a xlink:type="simple" xlink:href="http://www.fge.com.pl/2015/11/its-pony-kind-of-christmas-pena-piosenka.html" text:style-name="Internet_20_link" text:visited-style-name="Visited_20_Internet_20_Link">html</text:a></text:p>
      <text:p text:style-name="P1"><text:a xlink:type="simple" xlink:href="http://www.fge.com.pl/2015/12/projekt-equestria-fanfikowy-rap.html" text:style-name="Internet_20_link" text:visited-style-name="Visited_20_Internet_20_Link">http</text:a><text:a xlink:type="simple" xlink:href="http://www.fge.com.pl/2015/12/projekt-equestria-fanfikowy-rap.html" text:style-name="Internet_20_link" text:visited-style-name="Visited_20_Internet_20_Link">://</text:a><text:a xlink:type="simple" xlink:href="http://www.fge.com.pl/2015/12/projekt-equestria-fanfikowy-rap.html" text:style-name="Internet_20_link" text:visited-style-name="Visited_20_Internet_20_Link">www</text:a><text:a xlink:type="simple" xlink:href="http://www.fge.com.pl/2015/12/projekt-equestria-fanfikowy-rap.html" text:style-name="Internet_20_link" text:visited-style-name="Visited_20_Internet_20_Link">.</text:a><text:a xlink:type="simple" xlink:href="http://www.fge.com.pl/2015/12/projekt-equestria-fanfikowy-rap.html" text:style-name="Internet_20_link" text:visited-style-name="Visited_20_Internet_20_Link">fge</text:a><text:a xlink:type="simple" xlink:href="http://www.fge.com.pl/2015/12/projekt-equestria-fanfikowy-rap.html" text:style-name="Internet_20_link" text:visited-style-name="Visited_20_Internet_20_Link">.</text:a><text:a xlink:type="simple" xlink:href="http://www.fge.com.pl/2015/12/projekt-equestria-fanfikowy-rap.html" text:style-name="Internet_20_link" text:visited-style-name="Visited_20_Internet_20_Link">com</text:a><text:a xlink:type="simple" xlink:href="http://www.fge.com.pl/2015/12/projekt-equestria-fanfikowy-rap.html" text:style-name="Internet_20_link" text:visited-style-name="Visited_20_Internet_20_Link">.</text:a><text:a xlink:type="simple" xlink:href="http://www.fge.com.pl/2015/12/projekt-equestria-fanfikowy-rap.html" text:style-name="Internet_20_link" text:visited-style-name="Visited_20_Internet_20_Link">pl</text:a><text:a xlink:type="simple" xlink:href="http://www.fge.com.pl/2015/12/projekt-equestria-fanfikowy-rap.html" text:style-name="Internet_20_link" text:visited-style-name="Visited_20_Internet_20_Link">/2015/12/</text:a><text:a xlink:type="simple" xlink:href="http://www.fge.com.pl/2015/12/projekt-equestria-fanfikowy-rap.html" text:style-name="Internet_20_link" text:visited-style-name="Visited_20_Internet_20_Link">projekt</text:a><text:a xlink:type="simple" xlink:href="http://www.fge.com.pl/2015/12/projekt-equestria-fanfikowy-rap.html" text:style-name="Internet_20_link" text:visited-style-name="Visited_20_Internet_20_Link">-</text:a><text:a xlink:type="simple" xlink:href="http://www.fge.com.pl/2015/12/projekt-equestria-fanfikowy-rap.html" text:style-name="Internet_20_link" text:visited-style-name="Visited_20_Internet_20_Link">equestria</text:a><text:a xlink:type="simple" xlink:href="http://www.fge.com.pl/2015/12/projekt-equestria-fanfikowy-rap.html" text:style-name="Internet_20_link" text:visited-style-name="Visited_20_Internet_20_Link">-</text:a><text:a xlink:type="simple" xlink:href="http://www.fge.com.pl/2015/12/projekt-equestria-fanfikowy-rap.html" text:style-name="Internet_20_link" text:visited-style-name="Visited_20_Internet_20_Link">fanfikowy</text:a><text:a xlink:type="simple" xlink:href="http://www.fge.com.pl/2015/12/projekt-equestria-fanfikowy-rap.html" text:style-name="Internet_20_link" text:visited-style-name="Visited_20_Internet_20_Link">-</text:a><text:a xlink:type="simple" xlink:href="http://www.fge.com.pl/2015/12/projekt-equestria-fanfikowy-rap.html" text:style-name="Internet_20_link" text:visited-style-name="Visited_20_Internet_20_Link">rap</text:a><text:a xlink:type="simple" xlink:href="http://www.fge.com.pl/2015/12/projekt-equestria-fanfikowy-rap.html" text:style-name="Internet_20_link" text:visited-style-name="Visited_20_Internet_20_Link">.</text:a><text:a xlink:type="simple" xlink:href="http://www.fge.com.pl/2015/12/projekt-equestria-fanfikowy-rap.html" text:style-name="Internet_20_link" text:visited-style-name="Visited_20_Internet_20_Link">html</text:a></text:p>
      <text:p text:style-name="P1"><text:a xlink:type="simple" xlink:href="http://www.fge.com.pl/2015/12/niedzielne-aktualnosci-ccxxvii.html" text:style-name="Internet_20_link" text:visited-style-name="Visited_20_Internet_20_Link">http</text:a><text:a xlink:type="simple" xlink:href="http://www.fge.com.pl/2015/12/niedzielne-aktualnosci-ccxxvii.html" text:style-name="Internet_20_link" text:visited-style-name="Visited_20_Internet_20_Link">://</text:a><text:a xlink:type="simple" xlink:href="http://www.fge.com.pl/2015/12/niedzielne-aktualnosci-ccxxvii.html" text:style-name="Internet_20_link" text:visited-style-name="Visited_20_Internet_20_Link">www</text:a><text:a xlink:type="simple" xlink:href="http://www.fge.com.pl/2015/12/niedzielne-aktualnosci-ccxxvii.html" text:style-name="Internet_20_link" text:visited-style-name="Visited_20_Internet_20_Link">.</text:a><text:a xlink:type="simple" xlink:href="http://www.fge.com.pl/2015/12/niedzielne-aktualnosci-ccxxvii.html" text:style-name="Internet_20_link" text:visited-style-name="Visited_20_Internet_20_Link">fge</text:a><text:a xlink:type="simple" xlink:href="http://www.fge.com.pl/2015/12/niedzielne-aktualnosci-ccxxvii.html" text:style-name="Internet_20_link" text:visited-style-name="Visited_20_Internet_20_Link">.</text:a><text:a xlink:type="simple" xlink:href="http://www.fge.com.pl/2015/12/niedzielne-aktualnosci-ccxxvii.html" text:style-name="Internet_20_link" text:visited-style-name="Visited_20_Internet_20_Link">com</text:a><text:a xlink:type="simple" xlink:href="http://www.fge.com.pl/2015/12/niedzielne-aktualnosci-ccxxvii.html" text:style-name="Internet_20_link" text:visited-style-name="Visited_20_Internet_20_Link">.</text:a><text:a xlink:type="simple" xlink:href="http://www.fge.com.pl/2015/12/niedzielne-aktualnosci-ccxxvii.html" text:style-name="Internet_20_link" text:visited-style-name="Visited_20_Internet_20_Link">pl</text:a><text:a xlink:type="simple" xlink:href="http://www.fge.com.pl/2015/12/niedzielne-aktualnosci-ccxxvii.html" text:style-name="Internet_20_link" text:visited-style-name="Visited_20_Internet_20_Link">/2015/12/</text:a><text:a xlink:type="simple" xlink:href="http://www.fge.com.pl/2015/12/niedzielne-aktualnosci-ccxxvii.html" text:style-name="Internet_20_link" text:visited-style-name="Visited_20_Internet_20_Link">niedzielne</text:a><text:a xlink:type="simple" xlink:href="http://www.fge.com.pl/2015/12/niedzielne-aktualnosci-ccxxvii.html" text:style-name="Internet_20_link" text:visited-style-name="Visited_20_Internet_20_Link">-</text:a><text:a xlink:type="simple" xlink:href="http://www.fge.com.pl/2015/12/niedzielne-aktualnosci-ccxxvii.html" text:style-name="Internet_20_link" text:visited-style-name="Visited_20_Internet_20_Link">aktualnosci</text:a><text:a xlink:type="simple" xlink:href="http://www.fge.com.pl/2015/12/niedzielne-aktualnosci-ccxxvii.html" text:style-name="Internet_20_link" text:visited-style-name="Visited_20_Internet_20_Link">-</text:a><text:a xlink:type="simple" xlink:href="http://www.fge.com.pl/2015/12/niedzielne-aktualnosci-ccxxvii.html" text:style-name="Internet_20_link" text:visited-style-name="Visited_20_Internet_20_Link">ccxxvii</text:a><text:a xlink:type="simple" xlink:href="http://www.fge.com.pl/2015/12/niedzielne-aktualnosci-ccxxvii.html" text:style-name="Internet_20_link" text:visited-style-name="Visited_20_Internet_20_Link">.</text:a><text:a xlink:type="simple" xlink:href="http://www.fge.com.pl/2015/12/niedzielne-aktualnosci-ccxxvii.html" text:style-name="Internet_20_link" text:visited-style-name="Visited_20_Internet_20_Link">html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_64 LibreOffice_project/e5f16313668ac592c1bfb310f4390624e3dbfb75</meta:generator>
    <dc:title/>
    <meta:initial-creator/>
    <meta:editing-cycles>2</meta:editing-cycles>
    <dc:date>2015-12-23T03:02:29.174000000</dc:date>
    <meta:editing-duration>PT3H18M54S</meta:editing-duration>
    <meta:document-statistic meta:table-count="0" meta:image-count="0" meta:object-count="0" meta:page-count="2" meta:paragraph-count="38" meta:word-count="425" meta:character-count="4170" meta:non-whitespace-character-count="3780"/>
  </office:meta>
</office:document-meta>
</file>